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833in" table:align="left"/>
    </style:style>
    <style:style style:name="Table1.A" style:family="table-column">
      <style:table-column-properties style:column-width="0.5556in"/>
    </style:style>
    <style:style style:name="Table1.B" style:family="table-column">
      <style:table-column-properties style:column-width="1.7049in"/>
    </style:style>
    <style:style style:name="Table1.C" style:family="table-column">
      <style:table-column-properties style:column-width="1.4972in"/>
    </style:style>
    <style:style style:name="Table1.E" style:family="table-column">
      <style:table-column-properties style:column-width="1.5285in"/>
    </style:style>
    <style:style style:name="Table1.A1" style:family="table-cell">
      <style:table-cell-properties style:vertical-align="middle" fo:padding="0.0194in" fo:border="none"/>
    </style:style>
    <style:style style:name="Table1.E15" style:family="table-cell">
      <style:table-cell-properties fo:padding="0.0194in" fo:border="none"/>
    </style:style>
    <style:style style:name="Table2" style:family="table">
      <style:table-properties style:width="6.7833in" table:align="left"/>
    </style:style>
    <style:style style:name="Table2.A" style:family="table-column">
      <style:table-column-properties style:column-width="0.5556in"/>
    </style:style>
    <style:style style:name="Table2.B" style:family="table-column">
      <style:table-column-properties style:column-width="1.7049in"/>
    </style:style>
    <style:style style:name="Table2.C" style:family="table-column">
      <style:table-column-properties style:column-width="1.4972in"/>
    </style:style>
    <style:style style:name="Table2.E" style:family="table-column">
      <style:table-column-properties style:column-width="1.5285in"/>
    </style:style>
    <style:style style:name="Table2.A1" style:family="table-cell">
      <style:table-cell-properties style:vertical-align="middle" fo:padding="0.0194in" fo:border="none"/>
    </style:style>
    <style:style style:name="Table2.E15" style:family="table-cell">
      <style:table-cell-properties fo:padding="0.0194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style:text-properties style:font-name="Cambria" fo:font-size="14pt" officeooo:paragraph-rsid="000c617b" style:font-size-asian="14pt" style:font-size-complex="14pt"/>
    </style:style>
    <style:style style:name="P3" style:family="paragraph" style:parent-style-name="Standard">
      <style:paragraph-properties fo:line-height="100%" fo:text-align="start" style:justify-single-word="false"/>
      <style:text-properties style:font-name="Cambria" fo:font-size="14pt" officeooo:paragraph-rsid="0021c919" style:font-size-asian="14pt" style:font-size-complex="14pt"/>
    </style:style>
    <style:style style:name="P4" style:family="paragraph" style:parent-style-name="Standard">
      <style:paragraph-properties fo:line-height="100%" fo:text-align="center" style:justify-single-word="false"/>
      <style:text-properties style:font-name="Cambria" fo:font-size="14pt" officeooo:rsid="00111ef2" officeooo:paragraph-rsid="00111ef2" style:font-size-asian="14pt" style:font-size-complex="14pt"/>
    </style:style>
    <style:style style:name="P5" style:family="paragraph" style:parent-style-name="Standard">
      <style:paragraph-properties fo:line-height="100%" fo:text-align="start" style:justify-single-word="false"/>
      <style:text-properties style:font-name="Cambria" fo:font-size="14pt" officeooo:rsid="0013be13" officeooo:paragraph-rsid="000c617b" style:font-size-asian="14pt" style:font-size-complex="14pt"/>
    </style:style>
    <style:style style:name="P6" style:family="paragraph" style:parent-style-name="Standard">
      <style:paragraph-properties fo:line-height="100%"/>
      <style:text-properties style:font-name="Cambria" fo:font-size="14pt" officeooo:paragraph-rsid="0020fc43" style:font-size-asian="14pt" style:font-name-complex="Cambria" style:font-size-complex="14pt"/>
    </style:style>
    <style:style style:name="P7" style:family="paragraph" style:parent-style-name="Standard">
      <style:paragraph-properties fo:line-height="100%"/>
      <style:text-properties style:font-name="Cambria" fo:font-size="14pt" officeooo:paragraph-rsid="00314e7e" style:font-size-asian="14pt" style:font-name-complex="Cambria" style:font-size-complex="14pt"/>
    </style:style>
    <style:style style:name="P8" style:family="paragraph" style:parent-style-name="Standard">
      <style:paragraph-properties fo:line-height="100%" fo:text-align="center" style:justify-single-word="false"/>
      <style:text-properties style:font-name="Cambria" fo:font-size="14pt" fo:font-weight="bold" officeooo:rsid="00025638" officeooo:paragraph-rsid="00025638" style:font-size-asian="14pt" style:font-weight-asian="bold" style:font-size-complex="14pt" style:font-weight-complex="bold"/>
    </style:style>
    <style:style style:name="P9" style:family="paragraph" style:parent-style-name="Standard">
      <style:paragraph-properties fo:line-height="100%" fo:text-align="start" style:justify-single-word="false"/>
      <style:text-properties style:font-name="Cambria" fo:font-size="14pt" fo:font-weight="bold" officeooo:rsid="00025638" officeooo:paragraph-rsid="00025638" style:font-size-asian="14pt" style:font-weight-asian="bold" style:font-size-complex="14pt" style:font-weight-complex="bold"/>
    </style:style>
    <style:style style:name="P10" style:family="paragraph" style:parent-style-name="Standard">
      <style:paragraph-properties fo:line-height="100%" fo:text-align="start" style:justify-single-word="false"/>
      <style:text-properties style:font-name="Cambria" fo:font-size="14pt" fo:font-weight="bold" officeooo:rsid="0015ec24" officeooo:paragraph-rsid="0015ec24" style:font-size-asian="14pt" style:font-weight-asian="bold" style:font-size-complex="14pt" style:font-weight-complex="bold"/>
    </style:style>
    <style:style style:name="P11" style:family="paragraph" style:parent-style-name="Standard">
      <style:paragraph-properties fo:line-height="100%" fo:text-align="start" style:justify-single-word="false"/>
      <style:text-properties style:font-name="Cambria" fo:font-size="14pt" fo:font-weight="bold" officeooo:rsid="0014a519" officeooo:paragraph-rsid="0015ec24" style:font-size-asian="14pt" style:font-weight-asian="bold" style:font-size-complex="14pt" style:font-weight-complex="bold"/>
    </style:style>
    <style:style style:name="P12" style:family="paragraph" style:parent-style-name="Standard">
      <style:paragraph-properties fo:line-height="100%" fo:text-align="start" style:justify-single-word="false"/>
      <style:text-properties style:font-name="Cambria" fo:font-size="14pt" fo:font-weight="bold" officeooo:rsid="00206422" officeooo:paragraph-rsid="00206422" style:font-size-asian="14pt" style:font-weight-asian="bold" style:font-size-complex="14pt" style:font-weight-complex="bold"/>
    </style:style>
    <style:style style:name="P13" style:family="paragraph" style:parent-style-name="Standard">
      <style:paragraph-properties fo:line-height="100%" fo:text-align="start" style:justify-single-word="false"/>
      <style:text-properties style:font-name="Cambria" fo:font-size="14pt" fo:font-weight="bold" officeooo:rsid="0021c919" officeooo:paragraph-rsid="0021c919" style:font-size-asian="14pt" style:font-weight-asian="bold" style:font-size-complex="14pt" style:font-weight-complex="bold"/>
    </style:style>
    <style:style style:name="P14" style:family="paragraph" style:parent-style-name="Standard">
      <style:paragraph-properties fo:line-height="100%" fo:text-align="start" style:justify-single-word="false"/>
      <style:text-properties style:font-name="Cambria" fo:font-size="14pt" fo:font-weight="bold" officeooo:rsid="0030109d" officeooo:paragraph-rsid="0030109d" style:font-size-asian="14pt" style:font-weight-asian="bold" style:font-size-complex="14pt" style:font-weight-complex="bold"/>
    </style:style>
    <style:style style:name="P15" style:family="paragraph" style:parent-style-name="Standard">
      <style:paragraph-properties fo:line-height="100%"/>
      <style:text-properties style:font-name="Cambria" fo:font-size="14pt" fo:font-weight="bold" officeooo:paragraph-rsid="00082e0d" style:font-size-asian="14pt" style:font-weight-asian="bold" style:font-name-complex="Cambria" style:font-size-complex="14pt" style:font-weight-complex="bold"/>
    </style:style>
    <style:style style:name="P16" style:family="paragraph" style:parent-style-name="Standard">
      <style:paragraph-properties fo:line-height="100%"/>
      <style:text-properties style:font-name="Cambria" fo:font-size="14pt" fo:font-weight="bold" officeooo:paragraph-rsid="000a1e6a" style:font-size-asian="14pt" style:font-weight-asian="bold" style:font-name-complex="Cambria" style:font-size-complex="14pt" style:font-weight-complex="bold"/>
    </style:style>
    <style:style style:name="P17" style:family="paragraph" style:parent-style-name="Standard">
      <style:paragraph-properties fo:line-height="100%" fo:text-align="start" style:justify-single-word="false"/>
      <style:text-properties style:font-name="Cambria" fo:font-size="14pt" fo:font-weight="bold" officeooo:rsid="00082e0d" officeooo:paragraph-rsid="000a1e6a" style:font-size-asian="14pt" style:font-weight-asian="bold" style:font-name-complex="Cambria" style:font-size-complex="14pt" style:font-weight-complex="bold"/>
    </style:style>
    <style:style style:name="P18" style:family="paragraph" style:parent-style-name="Standard">
      <style:paragraph-properties fo:line-height="100%"/>
      <style:text-properties style:font-name="Cambria" fo:font-size="14pt" fo:font-weight="bold" officeooo:rsid="00314e7e" officeooo:paragraph-rsid="00314e7e" style:font-size-asian="14pt" style:font-weight-asian="bold" style:font-name-complex="Cambria" style:font-size-complex="14pt" style:font-weight-complex="bold"/>
    </style:style>
    <style:style style:name="P19" style:family="paragraph" style:parent-style-name="Standard">
      <style:paragraph-properties fo:line-height="100%"/>
      <style:text-properties style:font-name="Cambria" fo:font-size="14pt" fo:font-weight="bold" officeooo:rsid="00351e05" officeooo:paragraph-rsid="00351e05" style:font-size-asian="14pt" style:font-weight-asian="bold" style:font-name-complex="Cambria" style:font-size-complex="14pt" style:font-weight-complex="bold"/>
    </style:style>
    <style:style style:name="P20" style:family="paragraph" style:parent-style-name="Standard">
      <style:paragraph-properties fo:line-height="100%"/>
      <style:text-properties style:font-name="Cambria" fo:font-size="14pt" fo:font-weight="bold" officeooo:rsid="00359389" officeooo:paragraph-rsid="00359389" style:font-size-asian="14pt" style:font-weight-asian="bold" style:font-name-complex="Cambria" style:font-size-complex="14pt" style:font-weight-complex="bold"/>
    </style:style>
    <style:style style:name="P21" style:family="paragraph" style:parent-style-name="Standard">
      <style:paragraph-properties fo:line-height="100%"/>
      <style:text-properties style:font-name="Cambria" fo:font-size="14pt" fo:font-weight="bold" officeooo:rsid="00394764" officeooo:paragraph-rsid="00394764" style:font-size-asian="14pt" style:font-weight-asian="bold" style:font-name-complex="Cambria" style:font-size-complex="14pt" style:font-weight-complex="bold"/>
    </style:style>
    <style:style style:name="P22" style:family="paragraph" style:parent-style-name="Standard">
      <style:text-properties style:font-name="Cambria" fo:font-size="14pt" fo:font-weight="bold" officeooo:rsid="001ed0d2" officeooo:paragraph-rsid="001ed0d2" style:font-size-asian="12.25pt" style:font-weight-asian="bold" style:font-name-complex="Cambria" style:font-size-complex="14pt" style:font-weight-complex="bold"/>
    </style:style>
    <style:style style:name="P23" style:family="paragraph" style:parent-style-name="Standard">
      <style:paragraph-properties fo:line-height="100%" fo:text-align="center" style:justify-single-word="false"/>
      <style:text-properties style:font-name="Cambria" fo:font-size="14pt" fo:font-weight="normal" officeooo:rsid="000654ec" officeooo:paragraph-rsid="000654ec" style:font-size-asian="14pt" style:font-weight-asian="normal" style:font-size-complex="14pt" style:font-weight-complex="normal"/>
    </style:style>
    <style:style style:name="P24" style:family="paragraph" style:parent-style-name="Standard">
      <style:paragraph-properties fo:line-height="100%" fo:text-align="start" style:justify-single-word="false"/>
      <style:text-properties style:font-name="Cambria" fo:font-size="14pt" fo:font-weight="normal" officeooo:rsid="00206422" officeooo:paragraph-rsid="00206422" style:font-size-asian="14pt" style:font-weight-asian="normal" style:font-size-complex="14pt" style:font-weight-complex="normal"/>
    </style:style>
    <style:style style:name="P25" style:family="paragraph" style:parent-style-name="Standard">
      <style:paragraph-properties fo:line-height="100%" fo:text-align="center" style:justify-single-word="false"/>
      <style:text-properties style:font-name="Cambria" fo:font-size="14pt" fo:font-weight="normal" officeooo:rsid="003b1a00" officeooo:paragraph-rsid="003b1a00" style:font-size-asian="14pt" style:font-weight-asian="normal" style:font-size-complex="14pt" style:font-weight-complex="normal"/>
    </style:style>
    <style:style style:name="P26" style:family="paragraph" style:parent-style-name="Standard">
      <style:paragraph-properties fo:line-height="100%"/>
      <style:text-properties style:font-name="Cambria" fo:font-size="14pt" fo:font-weight="normal" officeooo:rsid="0020fc43" officeooo:paragraph-rsid="00314e7e" style:font-size-asian="14pt" style:font-weight-asian="normal" style:font-name-complex="Cambria" style:font-size-complex="14pt" style:font-weight-complex="normal"/>
    </style:style>
    <style:style style:name="P27" style:family="paragraph" style:parent-style-name="Standard">
      <style:paragraph-properties fo:line-height="100%"/>
      <style:text-properties style:font-name="Cambria" fo:font-size="14pt" fo:font-weight="normal" officeooo:rsid="00314e7e" officeooo:paragraph-rsid="00314e7e" style:font-size-asian="14pt" style:font-weight-asian="normal" style:font-name-complex="Cambria" style:font-size-complex="14pt" style:font-weight-complex="normal"/>
    </style:style>
    <style:style style:name="P28" style:family="paragraph" style:parent-style-name="Standard">
      <style:paragraph-properties fo:line-height="100%"/>
      <style:text-properties style:font-name="Cambria" fo:font-size="14pt" fo:font-weight="normal" officeooo:rsid="00351e05" officeooo:paragraph-rsid="00351e05" style:font-size-asian="14pt" style:font-weight-asian="normal" style:font-name-complex="Cambria" style:font-size-complex="14pt" style:font-weight-complex="normal"/>
    </style:style>
    <style:style style:name="P29" style:family="paragraph" style:parent-style-name="Standard">
      <style:paragraph-properties fo:line-height="100%"/>
      <style:text-properties style:font-name="Cambria" fo:font-size="14pt" fo:font-weight="normal" officeooo:rsid="00351e05" officeooo:paragraph-rsid="00394764" style:font-size-asian="14pt" style:font-weight-asian="normal" style:font-name-complex="Cambria" style:font-size-complex="14pt" style:font-weight-complex="normal"/>
    </style:style>
    <style:style style:name="P30" style:family="paragraph" style:parent-style-name="Standard">
      <style:paragraph-properties fo:line-height="100%"/>
      <style:text-properties style:font-name="Cambria" fo:font-size="14pt" fo:font-weight="normal" officeooo:rsid="00359389" officeooo:paragraph-rsid="00359389" style:font-size-asian="14pt" style:font-weight-asian="normal" style:font-name-complex="Cambria" style:font-size-complex="14pt" style:font-weight-complex="normal"/>
    </style:style>
    <style:style style:name="P31" style:family="paragraph" style:parent-style-name="Standard">
      <style:paragraph-properties fo:line-height="100%" fo:text-align="start" style:justify-single-word="false"/>
      <style:text-properties style:font-name="Cambria" fo:font-size="14pt" fo:font-weight="normal" officeooo:rsid="00030719" officeooo:paragraph-rsid="00030719" style:font-size-asian="12.25pt" style:font-weight-asian="normal" style:font-size-complex="14pt" style:font-weight-complex="normal"/>
    </style:style>
    <style:style style:name="P32" style:family="paragraph" style:parent-style-name="Standard">
      <style:paragraph-properties fo:line-height="100%" fo:text-align="start" style:justify-single-word="false"/>
      <style:text-properties style:font-name="Cambria" fo:font-size="14pt" fo:font-weight="normal" officeooo:rsid="00030719" officeooo:paragraph-rsid="000a1e6a" style:font-size-asian="12.25pt" style:font-weight-asian="normal" style:font-name-complex="Cambria" style:font-size-complex="14pt" style:font-weight-complex="normal"/>
    </style:style>
    <style:style style:name="P33" style:family="paragraph" style:parent-style-name="Standard">
      <style:paragraph-properties fo:line-height="100%" fo:text-align="start" style:justify-single-word="false"/>
      <style:text-properties style:font-name="Cambria" fo:font-size="14pt" fo:font-weight="normal" officeooo:rsid="00030719" officeooo:paragraph-rsid="002ca01d" style:font-size-asian="12.25pt" style:font-weight-asian="normal" style:font-name-complex="Cambria" style:font-size-complex="14pt" style:font-weight-complex="normal"/>
    </style:style>
    <style:style style:name="P34" style:family="paragraph" style:parent-style-name="Standard">
      <style:paragraph-properties fo:line-height="100%" fo:text-align="start" style:justify-single-word="false"/>
      <style:text-properties style:font-name="Cambria" fo:font-size="14pt" fo:font-weight="normal" officeooo:rsid="00082e0d" officeooo:paragraph-rsid="00082e0d" style:font-size-asian="12.25pt" style:font-weight-asian="normal" style:font-name-complex="Cambria" style:font-size-complex="14pt" style:font-weight-complex="normal"/>
    </style:style>
    <style:style style:name="P35" style:family="paragraph" style:parent-style-name="Standard">
      <style:paragraph-properties fo:line-height="100%" fo:text-align="start" style:justify-single-word="false"/>
      <style:text-properties style:font-name="Cambria" fo:font-size="14pt" fo:font-style="normal" fo:font-weight="normal" officeooo:rsid="000b88fc" officeooo:paragraph-rsid="000b88fc" style:font-size-asian="12.25pt" style:font-style-asian="normal" style:font-weight-asian="normal" style:font-name-complex="Cambria" style:font-size-complex="14pt" style:font-style-complex="normal" style:font-weight-complex="normal"/>
    </style:style>
    <style:style style:name="P36" style:family="paragraph" style:parent-style-name="Standard">
      <style:paragraph-properties fo:line-height="100%" fo:text-align="start" style:justify-single-word="false"/>
      <style:text-properties style:font-name="Cambria" fo:font-size="14pt" fo:font-style="normal" fo:font-weight="normal" officeooo:rsid="000c617b" officeooo:paragraph-rsid="000c617b" style:font-size-asian="12.25pt" style:font-style-asian="normal" style:font-weight-asian="normal" style:font-name-complex="Cambria" style:font-size-complex="14pt" style:font-style-complex="normal" style:font-weight-complex="normal"/>
    </style:style>
    <style:style style:name="P37" style:family="paragraph" style:parent-style-name="Standard">
      <style:paragraph-properties fo:line-height="100%" fo:text-align="start" style:justify-single-word="false"/>
      <style:text-properties style:font-name="Cambria" fo:font-size="14pt" fo:font-style="normal" fo:font-weight="normal" officeooo:rsid="000c617b" officeooo:paragraph-rsid="0030109d" style:font-size-asian="12.25pt" style:font-style-asian="normal" style:font-weight-asian="normal" style:font-name-complex="Cambria" style:font-size-complex="14pt" style:font-style-complex="normal" style:font-weight-complex="normal"/>
    </style:style>
    <style:style style:name="P38" style:family="paragraph" style:parent-style-name="Standard">
      <style:paragraph-properties fo:line-height="100%" fo:text-align="start" style:justify-single-word="false"/>
      <style:text-properties style:font-name="Cambria" fo:font-size="14pt" fo:font-style="normal" fo:font-weight="normal" officeooo:rsid="000e172d" officeooo:paragraph-rsid="000e172d" style:font-size-asian="12.25pt" style:font-style-asian="normal" style:font-weight-asian="normal" style:font-name-complex="Cambria" style:font-size-complex="14pt" style:font-style-complex="normal" style:font-weight-complex="normal"/>
    </style:style>
    <style:style style:name="P39" style:family="paragraph" style:parent-style-name="Standard">
      <style:paragraph-properties fo:line-height="100%" fo:text-align="start" style:justify-single-word="false"/>
      <style:text-properties style:font-name="Cambria" fo:font-size="14pt" fo:font-style="normal" fo:font-weight="normal" officeooo:rsid="000e172d" officeooo:paragraph-rsid="0022e626" style:font-size-asian="12.25pt" style:font-style-asian="normal" style:font-weight-asian="normal" style:font-name-complex="Cambria" style:font-size-complex="14pt" style:font-style-complex="normal" style:font-weight-complex="normal"/>
    </style:style>
    <style:style style:name="P40" style:family="paragraph" style:parent-style-name="Standard">
      <style:paragraph-properties fo:line-height="100%" fo:text-align="start" style:justify-single-word="false"/>
      <style:text-properties style:font-name="Cambria" fo:font-size="14pt" fo:font-style="normal" fo:font-weight="bold" officeooo:rsid="000c617b" officeooo:paragraph-rsid="000c617b" style:font-size-asian="12.25pt" style:font-style-asian="normal" style:font-weight-asian="bold" style:font-name-complex="Cambria" style:font-size-complex="14pt" style:font-style-complex="normal" style:font-weight-complex="bold"/>
    </style:style>
    <style:style style:name="P41" style:family="paragraph" style:parent-style-name="Standard">
      <style:paragraph-properties fo:line-height="100%" fo:text-align="start" style:justify-single-word="false"/>
      <style:text-properties style:font-name="Cambria" fo:font-size="14pt" fo:font-style="normal" fo:font-weight="bold" officeooo:rsid="000c617b" officeooo:paragraph-rsid="0030109d" style:font-size-asian="12.25pt" style:font-style-asian="normal" style:font-weight-asian="bold" style:font-name-complex="Cambria" style:font-size-complex="14pt" style:font-style-complex="normal" style:font-weight-complex="bold"/>
    </style:style>
    <style:style style:name="P42" style:family="paragraph" style:parent-style-name="Standard">
      <style:paragraph-properties fo:line-height="100%"/>
      <style:text-properties style:font-name="Cambria" fo:font-size="14pt" fo:font-style="normal" fo:font-weight="bold" officeooo:rsid="000c617b" officeooo:paragraph-rsid="000c617b" style:font-size-asian="14pt" style:font-style-asian="normal" style:font-weight-asian="bold" style:font-name-complex="Cambria" style:font-size-complex="14pt" style:font-style-complex="normal" style:font-weight-complex="bold"/>
    </style:style>
    <style:style style:name="P43" style:family="paragraph" style:parent-style-name="Standard">
      <style:paragraph-properties fo:line-height="100%" fo:text-align="start" style:justify-single-word="false"/>
      <style:text-properties style:font-name="Cambria" fo:font-size="14pt" fo:font-style="normal" fo:font-weight="bold" officeooo:rsid="0030109d" officeooo:paragraph-rsid="0030109d" style:font-size-asian="14pt" style:font-style-asian="normal" style:font-weight-asian="bold" style:font-name-complex="Cambria" style:font-size-complex="14pt" style:font-style-complex="normal" style:font-weight-complex="bold"/>
    </style:style>
    <style:style style:name="P44" style:family="paragraph" style:parent-style-name="Standard">
      <style:paragraph-properties fo:line-height="100%" fo:text-align="start" style:justify-single-word="false"/>
      <style:text-properties style:font-name="Cambria" fo:font-size="14pt" officeooo:paragraph-rsid="000bfacd" style:font-size-asian="12.25pt" style:font-size-complex="14pt"/>
    </style:style>
    <style:style style:name="P45" style:family="paragraph" style:parent-style-name="Standard">
      <style:paragraph-properties fo:line-height="100%" fo:text-align="center" style:justify-single-word="false"/>
      <style:text-properties style:font-name="Cambria" fo:font-size="36pt" fo:font-weight="bold" officeooo:rsid="00025638" officeooo:paragraph-rsid="00025638" style:font-size-asian="31.5pt" style:font-weight-asian="bold" style:font-size-complex="36pt" style:font-weight-complex="bold"/>
    </style:style>
    <style:style style:name="P46" style:family="paragraph" style:parent-style-name="Standard">
      <style:paragraph-properties fo:line-height="150%" fo:text-align="center" style:justify-single-word="false"/>
      <style:text-properties style:font-name="Cambria" fo:font-size="36pt" fo:font-weight="bold" officeooo:rsid="00025638" officeooo:paragraph-rsid="00025638" style:font-size-asian="31.5pt" style:font-weight-asian="bold" style:font-size-complex="36pt" style:font-weight-complex="bold"/>
    </style:style>
    <style:style style:name="P47" style:family="paragraph" style:parent-style-name="Standard">
      <style:paragraph-properties fo:line-height="150%" fo:text-align="center" style:justify-single-word="false"/>
      <style:text-properties style:font-name="Cambria" fo:font-size="36pt" fo:font-weight="bold" officeooo:rsid="00025638" officeooo:paragraph-rsid="002ca01d" style:font-size-asian="31.5pt" style:font-weight-asian="bold" style:font-size-complex="36pt" style:font-weight-complex="bold"/>
    </style:style>
    <style:style style:name="P48" style:family="paragraph" style:parent-style-name="Standard">
      <style:paragraph-properties fo:line-height="150%" fo:text-align="center" style:justify-single-word="false"/>
      <style:text-properties style:font-name="Cambria" fo:font-size="36pt" fo:font-weight="bold" officeooo:rsid="00025638" officeooo:paragraph-rsid="0037495e" style:font-size-asian="31.5pt" style:font-weight-asian="bold" style:font-size-complex="36pt" style:font-weight-complex="bold"/>
    </style:style>
    <style:style style:name="P49" style:family="paragraph" style:parent-style-name="Standard">
      <style:paragraph-properties fo:line-height="100%" fo:text-align="start" style:justify-single-word="false"/>
      <style:text-properties style:font-name="Cambria" officeooo:rsid="00082e0d" officeooo:paragraph-rsid="00082e0d"/>
    </style:style>
    <style:style style:name="P50" style:family="paragraph" style:parent-style-name="Standard">
      <style:paragraph-properties fo:line-height="100%"/>
      <style:text-properties style:font-name="Cambria" officeooo:paragraph-rsid="00082e0d" style:font-name-complex="Cambria"/>
    </style:style>
    <style:style style:name="P51" style:family="paragraph" style:parent-style-name="Standard">
      <style:text-properties style:font-name="Cambria" officeooo:paragraph-rsid="0013be13" style:font-name-complex="Cambria"/>
    </style:style>
    <style:style style:name="P52" style:family="paragraph" style:parent-style-name="Standard">
      <style:paragraph-properties fo:line-height="100%"/>
      <style:text-properties style:font-name="Cambria" fo:font-size="16pt" fo:font-weight="bold" officeooo:paragraph-rsid="000c617b" style:font-size-asian="16pt" style:font-weight-asian="bold" style:font-name-complex="Cambria" style:font-size-complex="16pt" style:font-weight-complex="bold"/>
    </style:style>
    <style:style style:name="P53" style:family="paragraph" style:parent-style-name="Standard">
      <style:paragraph-properties fo:line-height="100%"/>
      <style:text-properties style:font-name="Cambria" fo:font-size="16pt" fo:font-weight="bold" officeooo:paragraph-rsid="0013be13" style:font-size-asian="16pt" style:font-weight-asian="bold" style:font-name-complex="Cambria" style:font-size-complex="16pt" style:font-weight-complex="bold"/>
    </style:style>
    <style:style style:name="P54" style:family="paragraph" style:parent-style-name="Standard">
      <style:paragraph-properties fo:line-height="100%" fo:text-align="start" style:justify-single-word="false"/>
      <style:text-properties style:font-name="Cambria" fo:font-size="16pt" fo:font-weight="bold" officeooo:paragraph-rsid="000a1e6a" style:font-size-asian="16pt" style:font-weight-asian="bold" style:font-name-complex="Cambria" style:font-size-complex="16pt" style:font-weight-complex="bold"/>
    </style:style>
    <style:style style:name="P55" style:family="paragraph" style:parent-style-name="Standard">
      <style:paragraph-properties fo:line-height="100%" fo:text-align="start" style:justify-single-word="false"/>
      <style:text-properties style:font-name="Cambria" fo:font-size="16pt" fo:font-weight="bold" officeooo:paragraph-rsid="00082e0d" style:font-size-asian="16pt" style:font-weight-asian="bold" style:font-name-complex="Cambria" style:font-size-complex="16pt" style:font-weight-complex="bold"/>
    </style:style>
    <style:style style:name="P56" style:family="paragraph" style:parent-style-name="Standard">
      <style:text-properties style:font-name="Cambria" fo:font-size="16pt" fo:font-weight="bold" officeooo:paragraph-rsid="0013be13" style:font-size-asian="16pt" style:font-weight-asian="bold" style:font-name-complex="Cambria" style:font-size-complex="16pt" style:font-weight-complex="bold"/>
    </style:style>
    <style:style style:name="P57" style:family="paragraph" style:parent-style-name="Standard">
      <style:paragraph-properties fo:line-height="100%"/>
      <style:text-properties style:font-name="Cambria" fo:font-size="16pt" fo:font-weight="bold" officeooo:rsid="0013be13" officeooo:paragraph-rsid="0013be13" style:font-size-asian="16pt" style:font-weight-asian="bold" style:font-name-complex="Cambria" style:font-size-complex="16pt" style:font-weight-complex="bold"/>
    </style:style>
    <style:style style:name="P58" style:family="paragraph" style:parent-style-name="Standard">
      <style:paragraph-properties fo:line-height="100%" fo:text-align="start" style:justify-single-word="false"/>
      <style:text-properties style:font-name="Cambria" fo:font-size="16pt" fo:font-weight="bold" officeooo:rsid="0015ec24" officeooo:paragraph-rsid="00174163" style:font-size-asian="16pt" style:font-weight-asian="bold" style:font-size-complex="16pt" style:font-weight-complex="bold"/>
    </style:style>
    <style:style style:name="P59" style:family="paragraph" style:parent-style-name="Standard">
      <style:paragraph-properties fo:line-height="100%" fo:text-align="start" style:justify-single-word="false"/>
      <style:text-properties style:font-name="Cambria" fo:font-size="16pt" fo:font-weight="bold" officeooo:rsid="0015ec24" officeooo:paragraph-rsid="000c617b" style:font-size-asian="16pt" style:font-weight-asian="bold" style:font-size-complex="16pt" style:font-weight-complex="bold"/>
    </style:style>
    <style:style style:name="P60" style:family="paragraph" style:parent-style-name="Standard">
      <style:paragraph-properties fo:line-height="100%" fo:text-align="start" style:justify-single-word="false"/>
      <style:text-properties style:font-name="Cambria" fo:font-size="16pt" fo:font-weight="normal" officeooo:rsid="00206422" officeooo:paragraph-rsid="00206422" style:font-size-asian="16pt" style:font-weight-asian="normal" style:font-size-complex="16pt" style:font-weight-complex="normal"/>
    </style:style>
    <style:style style:name="P61" style:family="paragraph" style:parent-style-name="Standard">
      <style:paragraph-properties fo:line-height="100%"/>
      <style:text-properties style:font-name="Cambria" fo:font-size="16pt" officeooo:paragraph-rsid="0013be13" style:font-size-asian="16pt" style:font-name-complex="Cambria" style:font-size-complex="16pt"/>
    </style:style>
    <style:style style:name="P62" style:family="paragraph" style:parent-style-name="Standard">
      <style:paragraph-properties fo:line-height="100%" fo:text-align="start" style:justify-single-word="false"/>
      <style:text-properties style:font-name="Cambria" fo:font-size="12pt" fo:font-weight="normal" officeooo:rsid="00311995" officeooo:paragraph-rsid="00311995" style:font-size-asian="12pt" style:font-weight-asian="normal" style:font-size-complex="12pt" style:font-weight-complex="normal"/>
    </style:style>
    <style:style style:name="P63" style:family="paragraph" style:parent-style-name="Standard">
      <style:paragraph-properties fo:line-height="100%" fo:text-align="start" style:justify-single-word="false"/>
      <style:text-properties style:font-name="Cambria" fo:font-size="12pt" fo:font-style="normal" fo:font-weight="normal" officeooo:rsid="00311995" officeooo:paragraph-rsid="00311995" style:font-size-asian="12pt" style:font-style-asian="normal" style:font-weight-asian="normal" style:font-name-complex="Cambria" style:font-size-complex="12pt" style:font-style-complex="normal" style:font-weight-complex="normal"/>
    </style:style>
    <style:style style:name="P64" style:family="paragraph" style:parent-style-name="Standard">
      <style:text-properties style:font-name="Cambria" fo:font-size="12pt" officeooo:paragraph-rsid="00359389" style:font-size-asian="10.5pt" style:font-size-complex="12pt"/>
    </style:style>
    <style:style style:name="P65" style:family="paragraph" style:parent-style-name="Standard">
      <style:paragraph-properties fo:line-height="100%" fo:text-align="start" style:justify-single-word="false"/>
      <style:text-properties officeooo:paragraph-rsid="0030109d"/>
    </style:style>
    <style:style style:name="P66" style:family="paragraph" style:parent-style-name="Standard">
      <style:paragraph-properties fo:line-height="100%" fo:text-align="start" style:justify-single-word="false"/>
      <style:text-properties officeooo:paragraph-rsid="00359389"/>
    </style:style>
    <style:style style:name="P67" style:family="paragraph" style:parent-style-name="Standard">
      <style:text-properties officeooo:paragraph-rsid="00394764"/>
    </style:style>
    <style:style style:name="P68" style:family="paragraph" style:parent-style-name="Standard">
      <style:paragraph-properties fo:line-height="100%" fo:text-align="start" style:justify-single-word="false" fo:background-color="#ffffff">
        <style:background-image/>
      </style:paragraph-properties>
      <style:text-properties style:font-name="Cambria" fo:font-size="14pt" fo:font-weight="normal" officeooo:rsid="00082e0d" officeooo:paragraph-rsid="000a1e6a" style:font-size-asian="14pt" style:font-weight-asian="normal" style:font-name-complex="Cambria" style:font-size-complex="14pt" style:font-weight-complex="normal"/>
    </style:style>
    <style:style style:name="P69" style:family="paragraph" style:parent-style-name="Table_20_Contents">
      <style:text-properties fo:font-size="2pt" officeooo:paragraph-rsid="00394764" style:font-size-asian="2pt" style:font-size-complex="2pt"/>
    </style:style>
    <style:style style:name="P70" style:family="paragraph" style:parent-style-name="Table_20_Contents">
      <style:text-properties officeooo:paragraph-rsid="00394764"/>
    </style:style>
    <style:style style:name="P71" style:family="paragraph" style:parent-style-name="Table_20_Contents">
      <style:paragraph-properties fo:margin-left="0in" fo:margin-right="0in" fo:text-indent="0in" style:auto-text-indent="false"/>
      <style:text-properties fo:font-size="2pt" officeooo:paragraph-rsid="00394764" style:font-size-asian="2pt" style:font-size-complex="2pt"/>
    </style:style>
    <style:style style:name="P72" style:family="paragraph" style:parent-style-name="Table_20_Contents">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officeooo:paragraph-rsid="00394764"/>
    </style:style>
    <style:style style:name="P73" style:family="paragraph" style:parent-style-name="Table_20_Heading">
      <style:text-properties officeooo:paragraph-rsid="00394764"/>
    </style:style>
    <style:style style:name="P74" style:family="paragraph" style:parent-style-name="Table_20_Heading">
      <style:text-properties officeooo:rsid="00394764" officeooo:paragraph-rsid="00394764"/>
    </style:style>
    <style:style style:name="P75" style:family="paragraph" style:parent-style-name="Standard">
      <style:paragraph-properties fo:line-height="150%" fo:text-align="center" style:justify-single-word="false"/>
      <style:text-properties style:font-name="Cambria" fo:font-size="36pt" fo:font-weight="bold" officeooo:rsid="002ca01d" officeooo:paragraph-rsid="0037495e" style:font-size-asian="31.5pt" style:font-weight-asian="bold" style:font-size-complex="36pt" style:font-weight-complex="bold"/>
    </style:style>
    <style:style style:name="P76" style:family="paragraph" style:parent-style-name="Standard" style:list-style-name="L78">
      <style:paragraph-properties fo:line-height="100%" fo:text-align="start" style:justify-single-word="false"/>
      <style:text-properties style:font-name="Cambria" fo:font-size="14pt" fo:font-weight="normal" officeooo:rsid="00025638" officeooo:paragraph-rsid="00025638" style:font-size-asian="14pt" style:font-weight-asian="normal" style:font-size-complex="14pt" style:font-weight-complex="normal"/>
    </style:style>
    <style:style style:name="P77" style:family="paragraph" style:parent-style-name="Standard" style:list-style-name="L79">
      <style:paragraph-properties fo:line-height="100%" fo:text-align="start" style:justify-single-word="false"/>
      <style:text-properties style:font-name="Cambria" fo:font-size="14pt" fo:font-weight="normal" officeooo:rsid="000c617b" officeooo:paragraph-rsid="000c617b" style:font-size-asian="14pt" style:font-weight-asian="normal" style:font-size-complex="14pt" style:font-weight-complex="normal"/>
    </style:style>
    <style:style style:name="P78" style:family="paragraph" style:parent-style-name="Standard" style:list-style-name="L79">
      <style:paragraph-properties fo:line-height="100%" fo:text-align="start" style:justify-single-word="false"/>
      <style:text-properties style:font-name="Cambria" fo:font-size="14pt" fo:font-weight="normal" officeooo:rsid="0013b7db" officeooo:paragraph-rsid="0013b7db" style:font-size-asian="14pt" style:font-weight-asian="normal" style:font-size-complex="14pt" style:font-weight-complex="normal"/>
    </style:style>
    <style:style style:name="P79" style:family="paragraph" style:parent-style-name="Standard" style:list-style-name="L80">
      <style:paragraph-properties fo:line-height="100%" fo:text-align="start" style:justify-single-word="false"/>
      <style:text-properties style:font-name="Cambria" fo:font-size="14pt" fo:font-weight="normal" officeooo:rsid="0013be13" officeooo:paragraph-rsid="0013be13" style:font-size-asian="14pt" style:font-weight-asian="normal" style:font-size-complex="14pt" style:font-weight-complex="normal"/>
    </style:style>
    <style:style style:name="P80" style:family="paragraph" style:parent-style-name="Standard" style:list-style-name="L81">
      <style:paragraph-properties fo:line-height="100%" fo:text-align="start" style:justify-single-word="false"/>
      <style:text-properties style:font-name="Cambria" fo:font-size="14pt" fo:font-weight="normal" officeooo:rsid="0015ec24" officeooo:paragraph-rsid="0015ec24" style:font-size-asian="14pt" style:font-weight-asian="normal" style:font-size-complex="14pt" style:font-weight-complex="normal"/>
    </style:style>
    <style:style style:name="P81" style:family="paragraph" style:parent-style-name="Standard" style:list-style-name="L88">
      <style:paragraph-properties fo:line-height="100%" fo:text-align="start" style:justify-single-word="false"/>
      <style:text-properties style:font-name="Cambria" fo:font-size="14pt" fo:font-weight="normal" officeooo:rsid="0030109d" officeooo:paragraph-rsid="00351e05" style:font-size-asian="14pt" style:font-weight-asian="normal" style:font-size-complex="14pt" style:font-weight-complex="normal"/>
    </style:style>
    <style:style style:name="P82" style:family="paragraph" style:parent-style-name="Standard" style:list-style-name="L88">
      <style:paragraph-properties fo:line-height="100%" fo:text-align="start" style:justify-single-word="false"/>
      <style:text-properties style:font-name="Cambria" fo:font-size="14pt" fo:font-weight="normal" officeooo:rsid="00351e05" officeooo:paragraph-rsid="00351e05" style:font-size-asian="14pt" style:font-weight-asian="normal" style:font-size-complex="14pt" style:font-weight-complex="normal"/>
    </style:style>
    <style:style style:name="P83" style:family="paragraph" style:parent-style-name="Standard" style:list-style-name="L85">
      <style:paragraph-properties fo:line-height="100%" fo:text-align="start" style:justify-single-word="false"/>
      <style:text-properties style:font-name="Cambria" fo:font-size="14pt" fo:font-weight="normal" officeooo:rsid="00206422" officeooo:paragraph-rsid="00206422" style:font-size-asian="14pt" style:font-weight-asian="normal" style:font-size-complex="14pt" style:font-weight-complex="normal"/>
    </style:style>
    <style:style style:name="P84" style:family="paragraph" style:parent-style-name="Standard" style:list-style-name="L87">
      <style:paragraph-properties fo:line-height="100%" fo:text-align="start" style:justify-single-word="false"/>
      <style:text-properties style:font-name="Cambria" fo:font-size="14pt" fo:font-weight="normal" officeooo:rsid="00206422" officeooo:paragraph-rsid="00206422" style:font-size-asian="14pt" style:font-weight-asian="normal" style:font-size-complex="14pt" style:font-weight-complex="normal"/>
    </style:style>
    <style:style style:name="P85" style:family="paragraph" style:parent-style-name="Standard" style:list-style-name="L83">
      <style:paragraph-properties fo:line-height="100%" fo:text-align="start" style:justify-single-word="false"/>
      <style:text-properties style:font-name="Cambria" fo:font-size="14pt" fo:font-weight="normal" officeooo:rsid="003ce3c1" officeooo:paragraph-rsid="003ce3c1" style:font-size-asian="14pt" style:font-weight-asian="normal" style:font-size-complex="14pt" style:font-weight-complex="normal"/>
    </style:style>
    <style:style style:name="P86" style:family="paragraph" style:parent-style-name="Standard">
      <style:paragraph-properties fo:line-height="100%"/>
      <style:text-properties style:font-name="Cambria" fo:font-size="14pt" fo:font-weight="normal" officeooo:rsid="0020fc43" officeooo:paragraph-rsid="00314e7e" style:font-size-asian="14pt" style:font-weight-asian="normal" style:font-name-complex="Cambria" style:font-size-complex="14pt" style:font-weight-complex="normal"/>
    </style:style>
    <style:style style:name="P87" style:family="paragraph" style:parent-style-name="Standard" style:list-style-name="L82">
      <style:paragraph-properties fo:line-height="100%" fo:text-align="start" style:justify-single-word="false"/>
      <style:text-properties style:font-name="Cambria" fo:font-size="14pt" fo:font-style="normal" fo:font-weight="normal" officeooo:rsid="0014a519" officeooo:paragraph-rsid="0015ec24" style:font-size-asian="14pt" style:font-style-asian="normal" style:font-weight-asian="normal" style:font-size-complex="14pt" style:font-style-complex="normal" style:font-weight-complex="normal"/>
    </style:style>
    <style:style style:name="P88" style:family="paragraph" style:parent-style-name="Standard" style:list-style-name="L84">
      <style:paragraph-properties fo:line-height="100%" fo:text-align="start" style:justify-single-word="false"/>
      <style:text-properties style:font-name="Cambria" fo:font-size="14pt" fo:font-style="normal" fo:font-weight="normal" officeooo:rsid="00314e7e" officeooo:paragraph-rsid="00314e7e" style:font-size-asian="12.25pt" style:font-style-asian="normal" style:font-weight-asian="normal" style:font-name-complex="Cambria" style:font-size-complex="14pt" style:font-style-complex="normal" style:font-weight-complex="normal"/>
    </style:style>
    <style:style style:name="P89" style:family="paragraph" style:parent-style-name="Standard">
      <style:paragraph-properties fo:line-height="100%" fo:text-align="start" style:justify-single-word="false"/>
      <style:text-properties style:font-name="Cambria" fo:font-size="14pt" fo:font-style="normal" fo:font-weight="normal" officeooo:rsid="000c617b" officeooo:paragraph-rsid="0030109d" style:font-size-asian="12.25pt" style:font-style-asian="normal" style:font-weight-asian="normal" style:font-name-complex="Cambria" style:font-size-complex="14pt" style:font-style-complex="normal" style:font-weight-complex="normal"/>
    </style:style>
    <style:style style:name="P90" style:family="paragraph" style:parent-style-name="Standard" style:list-style-name="L88">
      <style:paragraph-properties fo:line-height="100%"/>
      <style:text-properties style:font-name="Cambria" fo:font-size="14pt" officeooo:rsid="00351e05" officeooo:paragraph-rsid="00351e05" style:font-size-asian="14pt" style:font-name-complex="Cambria" style:font-size-complex="14pt"/>
    </style:style>
    <style:style style:name="P91" style:family="paragraph" style:parent-style-name="Standard" style:list-style-name="L86">
      <style:paragraph-properties fo:line-height="100%" fo:text-align="start" style:justify-single-word="false"/>
      <style:text-properties style:font-name="Cambria" fo:font-size="16pt" fo:font-weight="normal" officeooo:rsid="00206422" officeooo:paragraph-rsid="00206422" style:font-size-asian="16pt" style:font-weight-asian="normal" style:font-size-complex="16pt" style:font-weight-complex="normal"/>
    </style:style>
    <style:style style:name="P92" style:family="paragraph" style:parent-style-name="Standard">
      <style:paragraph-properties fo:line-height="100%" fo:text-align="start" style:justify-single-word="false"/>
      <style:text-properties officeooo:paragraph-rsid="0030109d"/>
    </style:style>
    <style:style style:name="P93" style:family="paragraph">
      <style:paragraph-properties fo:text-align="center"/>
    </style:style>
    <style:style style:name="P94" style:family="paragraph">
      <style:paragraph-properties fo:text-align="center"/>
      <style:text-properties fo:font-size="12pt"/>
    </style:style>
    <style:style style:name="T1" style:family="text">
      <style:text-properties officeooo:rsid="0005f5d6"/>
    </style:style>
    <style:style style:name="T2" style:family="text">
      <style:text-properties fo:font-weight="normal" style:font-weight-asian="normal" style:font-weight-complex="normal"/>
    </style:style>
    <style:style style:name="T3" style:family="text">
      <style:text-properties fo:font-weight="normal" officeooo:rsid="0020fc43" style:font-weight-asian="normal" style:font-weight-complex="normal"/>
    </style:style>
    <style:style style:name="T4" style:family="text">
      <style:text-properties fo:font-weight="normal" officeooo:rsid="0022e626" style:font-weight-asian="normal" style:font-weight-complex="normal"/>
    </style:style>
    <style:style style:name="T5" style:family="text">
      <style:text-properties fo:font-weight="normal" officeooo:rsid="00314e7e" style:font-weight-asian="normal" style:font-weight-complex="normal"/>
    </style:style>
    <style:style style:name="T6" style:family="text">
      <style:text-properties fo:font-weight="normal" officeooo:rsid="0030109d" style:font-weight-asian="normal" style:font-weight-complex="normal"/>
    </style:style>
    <style:style style:name="T7" style:family="text">
      <style:text-properties fo:font-weight="normal" officeooo:rsid="0020fc43" fo:background-color="#ffffff" loext:char-shading-value="0" style:font-weight-asian="normal" style:font-weight-complex="normal"/>
    </style:style>
    <style:style style:name="T8" style:family="text">
      <style:text-properties fo:font-weight="normal" officeooo:rsid="002ca01d" fo:background-color="#ffffff" loext:char-shading-value="0" style:font-weight-asian="normal" style:font-weight-complex="normal"/>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1aae7c"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4pt" officeooo:rsid="00174163" style:font-size-asian="14pt" style:font-size-complex="14pt"/>
    </style:style>
    <style:style style:name="T13" style:family="text">
      <style:text-properties fo:font-size="14pt" officeooo:rsid="0022e626" style:font-size-asian="14pt" style:font-size-complex="14pt"/>
    </style:style>
    <style:style style:name="T14" style:family="text">
      <style:text-properties fo:font-size="14pt" officeooo:rsid="00311995" style:font-size-asian="14pt" style:font-size-complex="14pt"/>
    </style:style>
    <style:style style:name="T15" style:family="text">
      <style:text-properties fo:font-size="14pt" officeooo:rsid="00359389" style:font-size-asian="14pt" style:font-size-complex="14pt"/>
    </style:style>
    <style:style style:name="T16" style:family="text">
      <style:text-properties fo:font-size="14pt" fo:font-style="italic" style:font-size-asian="14pt" style:font-style-asian="italic" style:font-name-complex="Cambria" style:font-size-complex="14pt" style:font-style-complex="italic"/>
    </style:style>
    <style:style style:name="T17" style:family="text">
      <style:text-properties fo:font-size="14pt" fo:font-weight="normal" officeooo:rsid="001ed0d2" style:font-size-asian="14pt" style:font-weight-asian="normal" style:font-name-complex="Cambria" style:font-size-complex="14pt" style:font-weight-complex="normal"/>
    </style:style>
    <style:style style:name="T18" style:family="text">
      <style:text-properties fo:font-size="14pt" fo:font-weight="normal" officeooo:rsid="00311995" style:font-size-asian="14pt" style:font-weight-asian="normal" style:font-name-complex="Cambria" style:font-size-complex="14pt" style:font-weight-complex="normal"/>
    </style:style>
    <style:style style:name="T19" style:family="text">
      <style:text-properties fo:font-size="14pt" fo:font-weight="normal" officeooo:rsid="0030109d" style:font-size-asian="14pt" style:font-weight-asian="normal" style:font-name-complex="Cambria" style:font-size-complex="14pt" style:font-weight-complex="normal"/>
    </style:style>
    <style:style style:name="T20" style:family="text">
      <style:text-properties fo:font-size="14pt" fo:font-weight="normal" officeooo:rsid="0021c919" style:font-size-asian="14pt" style:font-weight-asian="normal" style:font-name-complex="Cambria" style:font-size-complex="14pt" style:font-weight-complex="normal"/>
    </style:style>
    <style:style style:name="T21" style:family="text">
      <style:text-properties fo:font-size="14pt" fo:font-weight="normal" officeooo:rsid="003320c7" style:font-size-asian="14pt" style:font-weight-asian="normal" style:font-name-complex="Cambria" style:font-size-complex="14pt" style:font-weight-complex="normal"/>
    </style:style>
    <style:style style:name="T22" style:family="text">
      <style:text-properties fo:font-size="14pt" fo:font-weight="normal" officeooo:rsid="003ce3c1" style:font-size-asian="14pt" style:font-weight-asian="normal" style:font-name-complex="Cambria" style:font-size-complex="14pt" style:font-weight-complex="normal"/>
    </style:style>
    <style:style style:name="T23" style:family="text">
      <style:text-properties fo:font-size="14pt" style:text-underline-style="none" officeooo:rsid="002a971c" style:font-size-asian="14pt" style:font-size-complex="14pt"/>
    </style:style>
    <style:style style:name="T24" style:family="text">
      <style:text-properties fo:font-size="14pt" fo:font-style="normal" fo:font-weight="normal" officeooo:rsid="0022e626" style:font-size-asian="12.25pt" style:font-style-asian="normal" style:font-weight-asian="normal" style:font-name-complex="Cambria" style:font-size-complex="14pt" style:font-style-complex="normal" style:font-weight-complex="normal"/>
    </style:style>
    <style:style style:name="T25" style:family="text">
      <style:text-properties fo:font-size="14pt" fo:font-style="normal" fo:font-weight="normal" officeooo:rsid="00359389" style:font-size-asian="12.25pt" style:font-style-asian="normal" style:font-weight-asian="normal" style:font-name-complex="Cambria" style:font-size-complex="14pt" style:font-style-complex="normal" style:font-weight-complex="normal"/>
    </style:style>
    <style:style style:name="T26" style:family="text">
      <style:text-properties officeooo:rsid="000a1e6a"/>
    </style:style>
    <style:style style:name="T27" style:family="text">
      <style:text-properties fo:font-style="normal" fo:font-weight="normal" officeooo:rsid="000b88fc" style:font-style-asian="normal" style:font-weight-asian="normal" style:font-name-complex="Cambria" style:font-style-complex="normal" style:font-weight-complex="normal"/>
    </style:style>
    <style:style style:name="T28" style:family="text">
      <style:text-properties fo:font-style="normal" fo:font-weight="normal" officeooo:rsid="000bfacd" style:font-style-asian="normal" style:font-weight-asian="normal" style:font-name-complex="Cambria" style:font-style-complex="normal" style:font-weight-complex="normal"/>
    </style:style>
    <style:style style:name="T29" style:family="text">
      <style:text-properties fo:font-style="normal" fo:font-weight="normal" officeooo:rsid="000c617b" style:font-style-asian="normal" style:font-weight-asian="normal" style:font-name-complex="Cambria" style:font-style-complex="normal" style:font-weight-complex="normal"/>
    </style:style>
    <style:style style:name="T30" style:family="text">
      <style:text-properties fo:font-style="normal" fo:font-weight="normal" officeooo:rsid="002754a2" style:font-style-asian="normal" style:font-weight-asian="normal" style:font-name-complex="Cambria" style:font-style-complex="normal" style:font-weight-complex="normal"/>
    </style:style>
    <style:style style:name="T31" style:family="text">
      <style:text-properties fo:font-style="normal" fo:font-weight="normal" officeooo:rsid="002ca01d" style:font-style-asian="normal" style:font-weight-asian="normal" style:font-name-complex="Cambria" style:font-style-complex="normal" style:font-weight-complex="normal"/>
    </style:style>
    <style:style style:name="T32" style:family="text">
      <style:text-properties fo:font-style="normal" fo:font-weight="normal" officeooo:rsid="00314e7e" style:font-style-asian="normal" style:font-weight-asian="normal" style:font-name-complex="Cambria" style:font-style-complex="normal" style:font-weight-complex="normal"/>
    </style:style>
    <style:style style:name="T33" style:family="text">
      <style:text-properties fo:font-style="normal" fo:font-weight="normal" officeooo:rsid="000b88fc" style:font-size-asian="14pt" style:font-style-asian="normal" style:font-weight-asian="normal" style:font-name-complex="Cambria" style:font-style-complex="normal" style:font-weight-complex="normal"/>
    </style:style>
    <style:style style:name="T34" style:family="text">
      <style:text-properties fo:font-style="normal" fo:font-weight="normal" officeooo:rsid="000bfacd" style:font-size-asian="14pt" style:font-style-asian="normal" style:font-weight-asian="normal" style:font-name-complex="Cambria" style:font-style-complex="normal" style:font-weight-complex="normal"/>
    </style:style>
    <style:style style:name="T35" style:family="text">
      <style:text-properties fo:font-style="normal" fo:font-weight="normal" officeooo:rsid="002754a2" fo:background-color="transparent" loext:char-shading-value="0" style:font-style-asian="normal" style:font-weight-asian="normal" style:font-name-complex="Cambria" style:font-style-complex="normal" style:font-weight-complex="normal"/>
    </style:style>
    <style:style style:name="T36" style:family="text">
      <style:text-properties fo:font-style="normal" style:text-underline-style="none" fo:font-weight="normal" officeooo:rsid="002ca01d" fo:background-color="transparent" loext:char-shading-value="0" style:font-style-asian="normal" style:font-weight-asian="normal" style:font-name-complex="Cambria" style:font-style-complex="normal" style:font-weight-complex="normal"/>
    </style:style>
    <style:style style:name="T37" style:family="text">
      <style:text-properties fo:font-style="normal" style:text-underline-style="none" fo:font-weight="normal" officeooo:rsid="002754a2" fo:background-color="transparent" loext:char-shading-value="0" style:font-style-asian="normal" style:font-weight-asian="normal" style:font-name-complex="Cambria" style:font-style-complex="normal" style:font-weight-complex="normal"/>
    </style:style>
    <style:style style:name="T38" style:family="text">
      <style:text-properties fo:font-style="normal" style:font-style-asian="normal" style:font-name-complex="Cambria" style:font-style-complex="normal"/>
    </style:style>
    <style:style style:name="T39" style:family="text">
      <style:text-properties fo:font-style="normal" officeooo:rsid="0022e626" style:font-style-asian="normal" style:font-name-complex="Cambria" style:font-style-complex="normal"/>
    </style:style>
    <style:style style:name="T40" style:family="text">
      <style:text-properties fo:font-style="normal" officeooo:rsid="00351e05" style:font-style-asian="normal" style:font-name-complex="Cambria" style:font-style-complex="normal"/>
    </style:style>
    <style:style style:name="T41" style:family="text">
      <style:text-properties officeooo:rsid="000c617b"/>
    </style:style>
    <style:style style:name="T42" style:family="text">
      <style:text-properties officeooo:rsid="000e172d"/>
    </style:style>
    <style:style style:name="T43" style:family="text">
      <style:text-properties fo:font-weight="bold" style:font-weight-asian="bold" style:font-weight-complex="bold"/>
    </style:style>
    <style:style style:name="T44" style:family="text">
      <style:text-properties fo:font-weight="bold" officeooo:rsid="0013be13" style:font-weight-asian="bold" style:font-weight-complex="bold"/>
    </style:style>
    <style:style style:name="T45" style:family="text">
      <style:text-properties fo:font-weight="bold" officeooo:rsid="0020fc43" style:font-weight-asian="bold" style:font-weight-complex="bold"/>
    </style:style>
    <style:style style:name="T46" style:family="text">
      <style:text-properties officeooo:rsid="0013be13"/>
    </style:style>
    <style:style style:name="T47" style:family="text">
      <style:text-properties style:font-size-asian="14pt"/>
    </style:style>
    <style:style style:name="T48" style:family="text">
      <style:text-properties officeooo:rsid="000bfacd" style:font-size-asian="14pt"/>
    </style:style>
    <style:style style:name="T49" style:family="text">
      <style:text-properties officeooo:rsid="0028bee6" style:font-size-asian="14pt"/>
    </style:style>
    <style:style style:name="T50" style:family="text">
      <style:text-properties officeooo:rsid="001ed0d2"/>
    </style:style>
    <style:style style:name="T51" style:family="text">
      <style:text-properties style:font-name="Cambria" fo:font-size="14pt" fo:font-style="normal" fo:font-weight="normal" officeooo:rsid="0022e626" style:font-size-asian="12.25pt" style:font-style-asian="normal" style:font-weight-asian="normal" style:font-name-complex="Cambria" style:font-size-complex="14pt" style:font-style-complex="normal" style:font-weight-complex="normal"/>
    </style:style>
    <style:style style:name="T52" style:family="text">
      <style:text-properties style:font-name="Cambria" fo:font-size="14pt" fo:font-style="normal" fo:font-weight="normal" officeooo:rsid="000c617b" style:font-size-asian="12.25pt" style:font-style-asian="normal" style:font-weight-asian="normal" style:font-name-complex="Cambria" style:font-size-complex="14pt" style:font-style-complex="normal" style:font-weight-complex="normal"/>
    </style:style>
    <style:style style:name="T53" style:family="text">
      <style:text-properties style:font-name="Cambria" fo:font-size="14pt" fo:font-style="normal" fo:font-weight="normal" officeooo:rsid="0030109d" style:font-size-asian="12.25pt" style:font-style-asian="normal" style:font-weight-asian="normal" style:font-name-complex="Cambria" style:font-size-complex="14pt" style:font-style-complex="normal" style:font-weight-complex="normal"/>
    </style:style>
    <style:style style:name="T54" style:family="text">
      <style:text-properties style:font-name="Cambria" fo:font-size="14pt" fo:font-style="normal" fo:font-weight="normal" officeooo:rsid="00359389" style:font-size-asian="12.25pt" style:font-style-asian="normal" style:font-weight-asian="normal" style:font-name-complex="Cambria" style:font-size-complex="14pt" style:font-style-complex="normal" style:font-weight-complex="normal"/>
    </style:style>
    <style:style style:name="T55" style:family="text">
      <style:text-properties style:font-name="Cambria" fo:font-size="14pt" fo:font-style="normal" fo:font-weight="normal" officeooo:rsid="000c617b" fo:background-color="#ffffff" loext:char-shading-value="0" style:font-size-asian="12.25pt" style:font-style-asian="normal" style:font-weight-asian="normal" style:font-name-complex="Cambria" style:font-size-complex="14pt" style:font-style-complex="normal" style:font-weight-complex="normal"/>
    </style:style>
    <style:style style:name="T56" style:family="text">
      <style:text-properties style:font-name="Cambria" fo:font-size="14pt" fo:font-style="normal" style:text-underline-style="none" fo:font-weight="normal" officeooo:rsid="0028bee6" style:font-size-asian="12.25pt" style:font-style-asian="normal" style:font-weight-asian="normal" style:font-name-complex="Cambria" style:font-size-complex="14pt" style:font-style-complex="normal" style:font-weight-complex="normal"/>
    </style:style>
    <style:style style:name="T57" style:family="text">
      <style:text-properties style:font-name="Cambria" fo:font-size="14pt" fo:font-style="normal" style:text-underline-style="none" fo:font-weight="normal" officeooo:rsid="000c617b" style:font-size-asian="12.25pt" style:font-style-asian="normal" style:font-weight-asian="normal" style:font-name-complex="Cambria" style:font-size-complex="14pt" style:font-style-complex="normal" style:font-weight-complex="normal"/>
    </style:style>
    <style:style style:name="T58" style:family="text">
      <style:text-properties officeooo:rsid="0020d006"/>
    </style:style>
    <style:style style:name="T59" style:family="text">
      <style:text-properties officeooo:rsid="0021c919"/>
    </style:style>
    <style:style style:name="T60" style:family="text">
      <style:text-properties officeooo:rsid="0022e626"/>
    </style:style>
    <style:style style:name="T61" style:family="text">
      <style:text-properties fo:font-variant="normal" fo:text-transform="none" fo:color="#222222" style:font-name="Cambria" fo:font-size="14pt" fo:letter-spacing="normal" fo:font-style="normal" fo:font-weight="normal" officeooo:rsid="0022e626" style:font-size-asian="14pt" style:font-style-asian="normal" style:font-weight-asian="normal" style:font-name-complex="Cambria" style:font-size-complex="14pt" style:font-style-complex="normal" style:font-weight-complex="normal"/>
    </style:style>
    <style:style style:name="T62" style:family="text">
      <style:text-properties style:text-line-through-style="solid" style:text-line-through-type="single" fo:font-size="14pt" fo:font-weight="normal" officeooo:rsid="001ed0d2" style:font-size-asian="14pt" style:font-weight-asian="normal" style:font-name-complex="Cambria" style:font-size-complex="14pt" style:font-weight-complex="normal"/>
    </style:style>
    <style:style style:name="T63" style:family="text">
      <style:text-properties style:text-line-through-style="none" style:text-line-through-type="none" style:text-underline-style="none" officeooo:rsid="0028bee6" style:font-size-asian="14pt"/>
    </style:style>
    <style:style style:name="T64" style:family="text">
      <style:text-properties style:text-line-through-style="none" style:text-line-through-type="none" style:text-underline-style="none" officeooo:rsid="003ce3c1" style:font-size-asian="14pt"/>
    </style:style>
    <style:style style:name="T65" style:family="text">
      <style:text-properties style:text-underline-style="none" fo:background-color="transparent" loext:char-shading-value="0"/>
    </style:style>
    <style:style style:name="T66" style:family="text">
      <style:text-properties style:text-underline-style="none" officeooo:rsid="002754a2" fo:background-color="transparent" loext:char-shading-value="0"/>
    </style:style>
    <style:style style:name="T67" style:family="text">
      <style:text-properties style:text-underline-style="none" officeooo:rsid="002754a2" fo:background-color="transparent" loext:char-shading-value="0" style:font-size-asian="14pt"/>
    </style:style>
    <style:style style:name="T68" style:family="text">
      <style:text-properties style:text-underline-style="none" officeooo:rsid="00359389" fo:background-color="transparent" loext:char-shading-value="0" style:font-size-asian="14pt"/>
    </style:style>
    <style:style style:name="T69" style:family="text">
      <style:text-properties style:text-underline-style="none" style:font-size-asian="14pt"/>
    </style:style>
    <style:style style:name="T70" style:family="text">
      <style:text-properties style:text-underline-style="none" officeooo:rsid="0028bee6" style:font-size-asian="14pt"/>
    </style:style>
    <style:style style:name="T71" style:family="text">
      <style:text-properties style:text-underline-style="none" officeooo:rsid="0028ddd2"/>
    </style:style>
    <style:style style:name="T72" style:family="text">
      <style:text-properties officeooo:rsid="0028ddd2"/>
    </style:style>
    <style:style style:name="T73" style:family="text">
      <style:text-properties officeooo:rsid="002ca01d"/>
    </style:style>
    <style:style style:name="T74" style:family="text">
      <style:text-properties fo:background-color="#ffffff" loext:char-shading-value="0"/>
    </style:style>
    <style:style style:name="T75" style:family="text">
      <style:text-properties officeooo:rsid="002b3093" fo:background-color="#ffffff" loext:char-shading-value="0"/>
    </style:style>
    <style:style style:name="T76" style:family="text">
      <style:text-properties officeooo:rsid="0030109d"/>
    </style:style>
    <style:style style:name="T77" style:family="text">
      <style:text-properties fo:color="#000000" style:text-outline="false" style:text-line-through-style="none" style:text-line-through-type="none" style:font-name="Cambria"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78" style:family="text">
      <style:text-properties fo:color="#000000" style:text-outline="false" style:text-line-through-style="none" style:text-line-through-type="none" style:font-name="Cambria" fo:font-size="14pt" fo:letter-spacing="normal" fo:font-style="normal" fo:text-shadow="none" style:text-underline-style="none" fo:font-weight="normal" officeooo:rsid="0030109d" style:letter-kerning="true" style:font-size-asian="14pt" style:font-style-asian="normal" style:font-weight-asian="normal" style:font-size-complex="14pt" style:text-emphasize="none"/>
    </style:style>
    <style:style style:name="T79" style:family="text">
      <style:text-properties fo:color="#000000" style:text-outline="false" style:text-line-through-style="none" style:text-line-through-type="none" style:font-name="Cambria" fo:font-size="14pt" fo:letter-spacing="normal" fo:font-style="normal" fo:text-shadow="none" style:text-underline-style="none" fo:font-weight="normal" officeooo:rsid="003ce3c1" style:letter-kerning="true" style:font-size-asian="14pt" style:font-style-asian="normal" style:font-weight-asian="normal" style:font-size-complex="14pt" style:text-emphasize="none"/>
    </style:style>
    <style:style style:name="T80" style:family="text">
      <style:text-properties officeooo:rsid="00311995"/>
    </style:style>
    <style:style style:name="T81" style:family="text">
      <style:text-properties officeooo:rsid="0020fc43"/>
    </style:style>
    <style:style style:name="T82" style:family="text">
      <style:text-properties officeooo:rsid="00351e05"/>
    </style:style>
    <style:style style:name="T83" style:family="text">
      <style:text-properties officeooo:rsid="00359389"/>
    </style:style>
    <style:style style:name="T84" style:family="text">
      <style:text-properties officeooo:rsid="0037495e"/>
    </style:style>
    <style:style style:name="T85" style:family="text">
      <style:text-properties officeooo:rsid="00394764"/>
    </style:style>
    <style:style style:name="T86" style:family="text">
      <style:text-properties officeooo:rsid="003b1a00"/>
    </style:style>
    <style:style style:name="T87"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ffffcc" draw:textarea-horizontal-align="center" draw:textarea-vertical-align="middle" fo:padding-r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cc" draw:textarea-horizontal-align="center" draw:textarea-vertical-align="middle" fo:padding-left="0.5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99ff66" draw:textarea-horizontal-align="center" draw:textarea-vertical-align="middle" fo:padding-bottom="0.1in" fo:padding-left="0.0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heads_20_1"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heads_20_1"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5"/>
      <text:p text:style-name="P46">System Requirements </text:p>
      <text:p text:style-name="P46">and </text:p>
      <text:p text:style-name="P48">Design Document:</text:p>
      <text:p text:style-name="P75">Lab</text:p>
      <text:p text:style-name="P47">Monitoring Software</text:p>
      <text:p text:style-name="P45"/>
      <text:p text:style-name="P45"/>
      <text:p text:style-name="P45"/>
      <text:p text:style-name="P45"/>
      <text:p text:style-name="P23">Version Number (1.1)</text:p>
      <text:p text:style-name="P25">By: Adam M. Cameron</text:p>
      <text:p text:style-name="P23">Created: (April 9, 2015)</text:p>
      <text:p text:style-name="P23">Last Updated: (<text:span text:style-name="T86">June 10</text:span>, 2015)</text:p>
      <text:p text:style-name="P8"><text:soft-page-break/></text:p>
      <text:p text:style-name="P8">Table of Contents</text:p>
      <text:p text:style-name="P8"/>
      <text:p text:style-name="P9">1. INTRODUCTION</text:p>
      <text:list xml:id="list9153582366408398100" text:style-name="L78">
        <text:list-item>
          <text:p text:style-name="P76">Purpose</text:p>
        </text:list-item>
        <text:list-item>
          <text:p text:style-name="P76">Scope</text:p>
        </text:list-item>
        <text:list-item>
          <text:p text:style-name="P76">Overview</text:p>
        </text:list-item>
        <text:list-item>
          <text:p text:style-name="P76">Definitions and Acronyms</text:p>
        </text:list-item>
      </text:list>
      <text:p text:style-name="P9">2. REQUIREMENTS <text:span text:style-name="T1">ANALYSIS</text:span></text:p>
      <text:list xml:id="list1547055740373615444" text:style-name="L79">
        <text:list-item>
          <text:p text:style-name="P77">System Requirements</text:p>
        </text:list-item>
        <text:list-item>
          <text:p text:style-name="P78">Data Gathering</text:p>
        </text:list-item>
        <text:list-item>
          <text:p text:style-name="P78">User Interface</text:p>
        </text:list-item>
        <text:list-item>
          <text:p text:style-name="P78">Deployment</text:p>
        </text:list-item>
      </text:list>
      <text:p text:style-name="P9">3. SYSTEM OVERVIEW</text:p>
      <text:list xml:id="list1877392088374056470" text:style-name="L80">
        <text:list-item>
          <text:p text:style-name="P79"><text:span text:style-name="T59">Program</text:span> <text:span text:style-name="T50">Elements</text:span></text:p>
        </text:list-item>
        <text:list-item>
          <text:p text:style-name="P79">Program <text:span text:style-name="T50">Mechanics</text:span></text:p>
        </text:list-item>
      </text:list>
      <text:p text:style-name="P10">4. SYSTEM ARCHITECTURE</text:p>
      <text:list xml:id="list4501198464419743109" text:style-name="L81">
        <text:list-item>
          <text:p text:style-name="P80">Architectural Design</text:p>
        </text:list-item>
        <text:list-item>
          <text:p text:style-name="P80">Design Rationale</text:p>
        </text:list-item>
      </text:list>
      <text:p text:style-name="P11">5. DATA DESIGN</text:p>
      <text:list xml:id="list2313842459035322652" text:style-name="L82">
        <text:list-item>
          <text:p text:style-name="P87">Data Description</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5"><text:soft-page-break/></text:p>
      <text:p text:style-name="P53">1. INTRODUCTION</text:p>
      <text:p text:style-name="P15"/>
      <text:p text:style-name="P50"><text:span text:style-name="T9">I. Purpose</text:span><text:span text:style-name="T10"> </text:span></text:p>
      <text:p text:style-name="P34">This software design document describes the architecture and system design of computer lab monitoring program. This will detail the classes and objects needed in the design, as well as the way that each of these will interact with each other. The ultimate purpose of this document is to give potential users the opportunity to understand the design strategy and system implementation.</text:p>
      <text:p text:style-name="P34"/>
      <text:p text:style-name="P17">II. Scope</text:p>
      <text:p text:style-name="P68">The<text:span text:style-name="T65"> </text:span><text:span text:style-name="T66">L</text:span><text:span text:style-name="T65">ab </text:span><text:span text:style-name="T66">M</text:span><text:span text:style-name="T65">onitoring </text:span><text:span text:style-name="T66">S</text:span><text:span text:style-name="T65">ystem </text:span><text:span text:style-name="T66">(LMS) </text:span>will be used by the college to help monitor and analyze usage in the math computer lab. The goal is to eventually be <text:span text:style-name="T74">a</text:span><text:span text:style-name="T75">b</text:span><text:span text:style-name="T74">le</text:span> to use the program in all of the labs on campus. The data collected will be used to improve the efficiency for being able to schedule classes and events in these labs. </text:p>
      <text:p text:style-name="P31"/>
      <text:p text:style-name="P16">III. Overview</text:p>
      <text:p text:style-name="P33">This document will provide a clear understanding of the architecture that will be used to develop <text:span text:style-name="T26">the</text:span> <text:span text:style-name="T67">L</text:span><text:span text:style-name="T68">ab </text:span><text:span text:style-name="T67">M</text:span><text:span text:style-name="T68">onitoring </text:span><text:span text:style-name="T67">S</text:span><text:span text:style-name="T68">ystem</text:span>, as well as, the reasoning behind these choices. It will provide direction on how each class and object will be designed and implemented, as well as their relation to each other in terms of structure. This should give a clear understanding of why <text:span text:style-name="T26">this design was chosen</text:span>.</text:p>
      <text:p text:style-name="P32"/>
      <text:p text:style-name="P16"><text:span text:style-name="T26">I</text:span>V. Definitions and Acronyms</text:p>
      <text:p text:style-name="P38"><text:span text:style-name="T83">Lab </text:span>Monitoring System – <text:span text:style-name="T73">L</text:span>MS</text:p>
      <text:p text:style-name="P66"><text:span text:style-name="T54">MySql </text:span><text:span text:style-name="T51">Database – myS</text:span><text:span text:style-name="T54">ql</text:span></text:p>
      <text:p text:style-name="P66"><text:span text:style-name="T61">HyperText Markup Language</text:span><text:span text:style-name="T51"> – html (Web page)</text:span></text:p>
      <text:p text:style-name="P63">Csharp programming language – C#</text:p>
      <text:p text:style-name="P62"><text:span text:style-name="T39">U</text:span><text:span text:style-name="T38">ser Interface – </text:span><text:span text:style-name="T40">UI</text:span></text:p>
      <text:p text:style-name="P39"/>
      <text:p text:style-name="P54"/>
      <text:p text:style-name="P52"/>
      <text:p text:style-name="P52"/>
      <text:p text:style-name="P52"/>
      <text:p text:style-name="P52"/>
      <text:p text:style-name="P52"/>
      <text:p text:style-name="P52"/>
      <text:p text:style-name="P52"/>
      <text:p text:style-name="P52"><text:soft-page-break/><text:span text:style-name="T46">2</text:span>. REQUIREMENTS <text:span text:style-name="T41">ANALYSIS</text:span></text:p>
      <text:p text:style-name="P52"/>
      <text:p text:style-name="P42">I. System Requirements</text:p>
      <text:p text:style-name="P44"><text:span text:style-name="T28">The </text:span><text:span text:style-name="T31">L</text:span><text:span text:style-name="T36">MS</text:span><text:span text:style-name="T35"> </text:span><text:span text:style-name="T28">system will gather data at </text:span><text:span text:style-name="T29">different system events.</text:span><text:span text:style-name="T28"> It will collect </text:span><text:span text:style-name="T33">sufficient and useful data. </text:span><text:span text:style-name="T27">The </text:span><text:span text:style-name="T31">L</text:span><text:span text:style-name="T37">MS </text:span><text:span text:style-name="T27">user will be able to search </text:span><text:span text:style-name="T32">through</text:span><text:span text:style-name="T27"> </text:span><text:span text:style-name="T30">the </text:span><text:span text:style-name="T27">data </text:span><text:span text:style-name="T29">in an effective manner</text:span><text:span text:style-name="T27">. </text:span><text:span text:style-name="T29">The data</text:span><text:span text:style-name="T28"> will be displayed in an easy to understand format.</text:span><text:span text:style-name="T34"> </text:span><text:span text:style-name="T47">Finally, </text:span><text:span text:style-name="T49">the </text:span><text:span text:style-name="T70">LMS </text:span><text:span text:style-name="T47">system </text:span><text:span text:style-name="T70">will</text:span><text:span text:style-name="T47"> be easy to deploy and</text:span><text:span text:style-name="T69"> </text:span><text:span text:style-name="T70">will</text:span><text:span text:style-name="T49"> </text:span><text:span text:style-name="T63">operat</text:span><text:span text:style-name="T64">e </text:span><text:span text:style-name="T47">efficiently even if there are a large number of computers </text:span><text:span text:style-name="T48">running it</text:span><text:span text:style-name="T47">. </text:span></text:p>
      <text:p text:style-name="P35"/>
      <text:p text:style-name="P40">II. Gathering Data</text:p>
      <text:p text:style-name="P65"><text:span text:style-name="T52">The system will gather data when a user logs in </text:span><text:span text:style-name="T55">or</text:span><text:span text:style-name="T52"> out of a machine. It will also </text:span><text:span text:style-name="T56">collect data </text:span><text:span text:style-name="T52">when the system </text:span><text:span text:style-name="T56">is </text:span><text:span text:style-name="T57">start</text:span><text:span text:style-name="T56">ed</text:span><text:span text:style-name="T52"> or </text:span><text:span text:style-name="T53">shutdown.</text:span><text:span text:style-name="T52"> </text:span><text:span text:style-name="T53">T</text:span><text:span text:style-name="T77">he data will be sent to a database vi</text:span><text:span text:style-name="T78">a</text:span><text:span text:style-name="T77"> </text:span><text:span text:style-name="T78">script</text:span><text:span text:style-name="T77"> for long </text:span><text:span text:style-name="T79">term</text:span><text:span text:style-name="T77"> storage, </text:span><text:span text:style-name="T78">organization</text:span><text:span text:style-name="T77">, and subsequent retrieval.</text:span></text:p>
      <text:p text:style-name="P65"><text:span text:style-name="T77"/></text:p>
      <text:p text:style-name="P14">Elements to <text:span text:style-name="T80">b</text:span>e stored:</text:p>
      <text:list xml:id="list6912225065331346109" text:style-name="L83">
        <text:list-item>
          <text:p text:style-name="P85">User</text:p>
        </text:list-item>
        <text:list-item>
          <text:p text:style-name="P85">Computer</text:p>
        </text:list-item>
        <text:list-item>
          <text:p text:style-name="P85">Logon</text:p>
        </text:list-item>
        <text:list-item>
          <text:p text:style-name="P85">Logoff</text:p>
        </text:list-item>
        <text:list-item>
          <text:p text:style-name="P85">Startup</text:p>
        </text:list-item>
        <text:list-item>
          <text:p text:style-name="P85">Shutdown</text:p>
        </text:list-item>
      </text:list>
      <text:p text:style-name="P41"/>
      <text:p text:style-name="P40">III. User Interface</text:p>
      <text:p text:style-name="P37">The <text:span text:style-name="T71">LMS</text:span><text:span text:style-name="T72"> </text:span>user will be able to search the data<text:span text:style-name="T42"> displayed in a table. On the lab machines there will not be any UI display.</text:span></text:p>
      <text:p text:style-name="P37"/>
      <text:p text:style-name="P43">Display By:</text:p>
      <text:list xml:id="list5289386417903067101" text:style-name="L84">
        <text:list-item>
          <text:p text:style-name="P88">Usage over period of time</text:p>
        </text:list-item>
        <text:list-item>
          <text:p text:style-name="P88">Open lab times</text:p>
        </text:list-item>
        <text:list-item>
          <text:p text:style-name="P88">In use lab times</text:p>
        </text:list-item>
      </text:list>
      <text:p text:style-name="P36"/>
      <text:p text:style-name="P40">IV. Deployment</text:p>
      <text:p text:style-name="P2"><text:span text:style-name="T29">The system </text:span>should have sufficient data-handling capabilities that allow the data to be sto<text:span text:style-name="T72">r</text:span>ed, retrieved, and analyzed efficiently.</text:p>
      <text:p text:style-name="P5"/>
      <text:p text:style-name="P5"/>
      <text:p text:style-name="P5"/>
      <text:p text:style-name="P5"/>
      <text:p text:style-name="P5"><text:soft-page-break/></text:p>
      <text:p text:style-name="P5"/>
      <text:p text:style-name="P56">3. SYSTEM OVERVIEW</text:p>
      <text:p text:style-name="P51"/>
      <text:p text:style-name="P22">I. <text:span text:style-name="T59">Program</text:span> Elements</text:p>
      <text:p text:style-name="P64"><text:span text:style-name="T17">The LMS is a program for logging computer usage. The system will gather data from event triggers for each system start up, shutdown, log in, and log off event. This will be gathered by a C# script attached to </text:span><text:span text:style-name="T22">these</text:span><text:span text:style-name="T17"> specific </text:span><text:span text:style-name="T22">trigger </text:span><text:span text:style-name="T17">events. Th</text:span><text:span text:style-name="T22">e</text:span><text:span text:style-name="T17"> data will be sent via script to the </text:span><text:span text:style-name="T22">M</text:span><text:span text:style-name="T24">yS</text:span><text:span text:style-name="T25">ql</text:span><text:span text:style-name="T17"> database. The</text:span><text:span text:style-name="T18">n the</text:span><text:span text:style-name="T17"> </text:span><text:span text:style-name="T19">data</text:span><text:span text:style-name="T17"> will then </text:span><text:span text:style-name="T19">be </text:span><text:span text:style-name="T21">retrieved</text:span><text:span text:style-name="T18"> with </text:span><text:span text:style-name="T22">a</text:span><text:span text:style-name="T18"> </text:span><text:span text:style-name="T19">script </text:span><text:span text:style-name="T18">and organized</text:span><text:span text:style-name="T19"> </text:span><text:span text:style-name="T18">into</text:span><text:span text:style-name="T17"> an .html </text:span><text:span text:style-name="T22">link</text:span><text:span text:style-name="T17"> for display. This </text:span><text:span text:style-name="T22">HTML page</text:span><text:span text:style-name="T17"> will be the </text:span><text:span text:style-name="T22">UI</text:span><text:span text:style-name="T17"> for searching the data.</text:span><text:span text:style-name="T16"> </text:span></text:p>
      <text:p text:style-name="P13"/>
      <text:p text:style-name="P13"/>
      <text:p text:style-name="P13">II. Program Mechanics</text:p>
      <text:p text:style-name="P3"/>
      <text:p text:style-name="P2"><draw:rect text:anchor-type="paragraph" draw:z-index="0" draw:style-name="gr1" draw:text-style-name="P94" svg:width="2.2323in" svg:height="1.1953in" svg:x="0.6055in" svg:y="0.0063in"><text:p text:style-name="P93"><text:span text:style-name="T87">Lab Computer #1</text:span></text:p><text:p text:style-name="P93"><text:span text:style-name="T87"/></text:p><text:p text:style-name="P93"><text:span text:style-name="T87"/></text:p></draw:rect><draw:rect text:anchor-type="paragraph" draw:z-index="2" draw:style-name="gr3" draw:text-style-name="P94" svg:width="2.2331in" svg:height="1.1949in" svg:x="4.0953in" svg:y="0.0071in"><text:p text:style-name="P93"><text:span text:style-name="T87">Lab Computer #X</text:span></text:p><text:p text:style-name="P93"><text:span text:style-name="T87"/></text:p><text:p text:style-name="P93"><text:span text:style-name="T87"/></text:p></draw:rect></text:p>
      <text:p text:style-name="P2"/>
      <text:p text:style-name="P2"><draw:rect text:anchor-type="paragraph" draw:z-index="1" draw:style-name="gr2" draw:text-style-name="P93" svg:width="1.4657in" svg:height="0.6571in" svg:x="1.372in" svg:y="0.0972in"><text:p text:style-name="P93">LMS</text:p></draw:rect><draw:rect text:anchor-type="paragraph" draw:z-index="3" draw:style-name="gr2" draw:text-style-name="P94" svg:width="1.4661in" svg:height="0.6571in" svg:x="4.0953in" svg:y="0.0972in"><text:p text:style-name="P93"><text:span text:style-name="T87">LMS</text:span></text:p></draw:rect></text:p>
      <text:p text:style-name="P2"><draw:line text:anchor-type="paragraph" draw:z-index="5" draw:style-name="gr5" draw:text-style-name="P93" svg:x1="3.1276in" svg:y1="1.0087in" svg:x2="2.8374in" svg:y2="0.1752in"><text:p/></draw:line><draw:line text:anchor-type="paragraph" draw:z-index="6" draw:style-name="gr5" draw:text-style-name="P94" svg:x1="3.7819in" svg:y1="1.0161in" svg:x2="4.0953in" svg:y2="0.1764in"><text:p/></draw:line><draw:rect text:anchor-type="paragraph" draw:z-index="4" draw:style-name="gr4" draw:text-style-name="P93" svg:width="1.2425in" svg:height="0.4323in" svg:x="1.5953in" svg:y="0.0984in"><text:p text:style-name="P93">Data Collection</text:p><text:p text:style-name="P93">C# script &amp; SQL</text:p></draw:rect><draw:rect text:anchor-type="paragraph" draw:z-index="10" draw:style-name="gr4" draw:text-style-name="P93" svg:width="1.2425in" svg:height="0.4323in" svg:x="4.0953in" svg:y="0.0984in"><text:p text:style-name="P93">Data Collection</text:p><text:p text:style-name="P93">C# script &amp; SQL</text:p></draw:rect></text:p>
      <text:p text:style-name="P2"/>
      <text:p text:style-name="P2"/>
      <text:p text:style-name="P2"/>
      <text:p text:style-name="P2"><draw:rect text:anchor-type="paragraph" draw:z-index="7" draw:style-name="gr6" draw:text-style-name="P94" svg:width="1.6823in" svg:height="0.4406in" svg:x="2.6638in" svg:y="0.1984in"><text:p text:style-name="P93"><text:span text:style-name="T87">Database Processing</text:span></text:p><text:p text:style-name="P93"><text:span text:style-name="T87">MySQL Database</text:span></text:p></draw:rect></text:p>
      <text:p text:style-name="P2"/>
      <text:p text:style-name="P2"><draw:line text:anchor-type="paragraph" draw:z-index="9" draw:style-name="gr8" draw:text-style-name="P93" svg:x1="3.3394in" svg:y1="0.187in" svg:x2="3.3429in" svg:y2="0.6413in"><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draw:line><draw:line text:anchor-type="paragraph" draw:z-index="13" draw:style-name="gr8" draw:text-style-name="P93" svg:x1="3.6508in" svg:y1="0.6409in" svg:x2="3.6555in" svg:y2="0.1866in"><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text:p text:style-name="P93"/></draw:line></text:p>
      <text:p text:style-name="P2"/>
      <text:p text:style-name="P2"><draw:rect text:anchor-type="paragraph" draw:z-index="11" draw:style-name="gr6" draw:text-style-name="P94" svg:width="1.6823in" svg:height="0.4406in" svg:x="2.6236in" svg:y="0.1854in"><text:p text:style-name="P93"><text:span text:style-name="T87">Application</text:span></text:p></draw:rect></text:p>
      <text:p text:style-name="P2"/>
      <text:p text:style-name="P2"><draw:line text:anchor-type="paragraph" draw:z-index="14" draw:style-name="gr8" draw:text-style-name="P93" svg:x1="4.1181in" svg:y1="0.9512in" svg:x2="4.111in" svg:y2="0.1701in"><text:p text:style-name="P93"/><text:p text:style-name="P93"/></draw:line></text:p>
      <text:p text:style-name="P2"><draw:line text:anchor-type="paragraph" draw:z-index="12" draw:style-name="gr8" draw:text-style-name="P93" svg:x1="2.9in" svg:y1="0.0598in" svg:x2="2.9098in" svg:y2="0.8571in"><text:p text:style-name="P93"/><text:p text:style-name="P93"/></draw:line></text:p>
      <text:p text:style-name="P2"/>
      <text:p text:style-name="P2"/>
      <text:p text:style-name="P2"><draw:rect text:anchor-type="paragraph" draw:z-index="8" draw:style-name="gr7" draw:text-style-name="P93" svg:width="2.337in" svg:height="0.8862in" svg:x="2.3181in" svg:y="0.1252in"><text:p text:style-name="P93">Analysis </text:p><text:p text:style-name="P93">and </text:p><text:p text:style-name="P93">Report Generation</text:p><text:p text:style-name="P93">Using SQL &amp; HTML</text:p></draw:rect></text:p>
      <text:p text:style-name="P2"/>
      <text:p text:style-name="P2"/>
      <text:p text:style-name="P2"/>
      <text:p text:style-name="P2"/>
      <text:p text:style-name="P2"/>
      <text:p text:style-name="P4">Figure 1. Lab Monitoring Process</text:p>
      <text:p text:style-name="P59"><text:soft-page-break/></text:p>
      <text:p text:style-name="P58"/>
      <text:p text:style-name="P58"/>
      <text:p text:style-name="P58"/>
      <text:p text:style-name="P58">4. SYSTEM ARCHITECTURE</text:p>
      <text:p text:style-name="P58"/>
      <text:p text:style-name="P58"><text:span text:style-name="T12">I. </text:span><text:span text:style-name="T11">Architectural Design</text:span></text:p>
      <text:p text:style-name="P12">Scripts</text:p>
      <text:list xml:id="list6242247237013740165" text:style-name="L85">
        <text:list-item>
          <text:p text:style-name="P83">logIn – This script will control gathering user information and log data to be processed when a <text:span text:style-name="T73">successful</text:span> log in occurs. </text:p>
        </text:list-item>
        <text:list-item>
          <text:p text:style-name="P83">logOff – This script will control gathering user information and log data to be processed when a log off occurs.</text:p>
        </text:list-item>
        <text:list-item>
          <text:p text:style-name="P83"><text:span text:style-name="T83">s</text:span>ystemStartUp – This script will control gathering user information and log data to be processed when the system starts.</text:p>
        </text:list-item>
        <text:list-item>
          <text:p text:style-name="P83"><text:span text:style-name="T83">s</text:span>ystemShutDown – This script will control gathering user information and log data to be processed when the system shuts down.</text:p>
        </text:list-item>
      </text:list>
      <text:p text:style-name="P12"/>
      <text:p text:style-name="P12">Database</text:p>
      <text:list xml:id="list8145061875887642955" text:style-name="L86">
        <text:list-item>
          <text:p text:style-name="P91"><text:span text:style-name="T23">M</text:span><text:span text:style-name="T13">y</text:span><text:span text:style-name="T11">SQL will be the database used to </text:span><text:span text:style-name="T14">store</text:span><text:span text:style-name="T11"> the data. The </text:span><text:span text:style-name="T13">database</text:span><text:span text:style-name="T11"> will </text:span><text:span text:style-name="T14">hold</text:span><text:span text:style-name="T11"> th</text:span><text:span text:style-name="T14">is</text:span><text:span text:style-name="T11"> data </text:span><text:span text:style-name="T14">until </text:span><text:span text:style-name="T15">the user generates</text:span><text:span text:style-name="T14"> </text:span><text:span text:style-name="T15">a report.</text:span><text:span text:style-name="T11"> </text:span><text:span text:style-name="T14">T</text:span><text:span text:style-name="T11">he data </text:span><text:span text:style-name="T14">wi</text:span><text:span text:style-name="T15">ll then</text:span><text:span text:style-name="T14"> be </text:span><text:span text:style-name="T15">gathered using</text:span><text:span text:style-name="T11"> </text:span><text:span text:style-name="T15">a</text:span><text:span text:style-name="T11"> </text:span><text:span text:style-name="T14">the c# </text:span><text:span text:style-name="T11">scripts </text:span><text:span text:style-name="T15">to make a report for the user.</text:span><text:span text:style-name="T11"> </text:span></text:p>
        </text:list-item>
      </text:list>
      <text:p text:style-name="P24"/>
      <text:p text:style-name="P12">Html</text:p>
      <text:list xml:id="list8962171395911039996" text:style-name="L87">
        <text:list-item>
          <text:p text:style-name="P84"><text:span text:style-name="T83">The html page will be generated by the C# script that collected the data. </text:span>This web page will be <text:span text:style-name="T83">for </text:span>the user <text:span text:style-name="T83">to</text:span> look <text:span text:style-name="T60">through</text:span> the <text:span text:style-name="T83">lab</text:span> data to make decisions about how to use the labs effectively.</text:p>
        </text:list-item>
      </text:list>
      <text:p text:style-name="P60"/>
      <text:p text:style-name="P58"><text:span text:style-name="T12">II. </text:span><text:span text:style-name="T11">Design Rationale</text:span></text:p>
      <text:p text:style-name="P24">This architectural design was a process of trial and error to some extent. I had been working on a different option dealing with windows log data and events. I found that this was not going to work with the college system. The new rational came form meeting with the IT staff and learning what approach they would consider. <text:span text:style-name="T58">I also did some online research about these types of systems and this approach seemed widely used by many.</text:span> This information lead me to deciding on this plan for the program instead of my original idea.</text:p>
      <text:p text:style-name="P24"/>
      <text:p text:style-name="P57"/>
      <text:p text:style-name="P57"><text:soft-page-break/></text:p>
      <text:p text:style-name="P61"/>
      <text:p text:style-name="P61"><text:span text:style-name="T44">4</text:span><text:span text:style-name="T43">. DATA DESIGN</text:span></text:p>
      <text:p text:style-name="P53"/>
      <text:p text:style-name="P6"><text:span text:style-name="T43">I. Data Descriptio</text:span><text:span text:style-name="T45">n</text:span></text:p>
      <text:p text:style-name="P7"><text:span text:style-name="T3">All of the data pertaining to the </text:span><text:span text:style-name="T5">logs </text:span><text:span text:style-name="T3">will be stored in the </text:span><text:span text:style-name="T4">my</text:span><text:span text:style-name="T3">SQL database. The other data that </text:span><text:span text:style-name="T7">m</text:span><text:span text:style-name="T8">a</text:span><text:span text:style-name="T7">y</text:span><text:span text:style-name="T3"> need to be processed will be with the html page. </text:span><text:span text:style-name="T5">It will display the data in three sections. First, will be overall usage for a period of time. Second, will be times the lab computers did not have users logged on. Third, will display the times when the lab was in use.</text:span><text:span text:style-name="T3"> </text:span></text:p>
      <text:p text:style-name="P26"/>
      <text:p text:style-name="P21">Variables <text:span text:style-name="T85">for storing the data</text:span>.</text:p>
      <text:p text:style-name="P27"><text:span text:style-name="T81">L</text:span>ogon/log<text:span text:style-name="T83">off</text:span>/start<text:span text:style-name="T83">time</text:span>/shutdown<text:span text:style-name="T83">time</text:span></text:p>
      <text:list xml:id="list7697204207811120208" text:style-name="L88">
        <text:list-item>
          <text:p text:style-name="P81">IP Address</text:p>
        </text:list-item>
        <text:list-item>
          <text:p text:style-name="P82">user</text:p>
        </text:list-item>
        <text:list-item>
          <text:p text:style-name="P82">computer</text:p>
        </text:list-item>
        <text:list-item>
          <text:p text:style-name="P82">time</text:p>
        </text:list-item>
        <text:list-item>
          <text:p text:style-name="P90"><text:span text:style-name="T6">d</text:span><text:span text:style-name="T2">ate</text:span></text:p>
        </text:list-item>
      </text:list>
      <text:p text:style-name="P27"/>
      <text:p text:style-name="P18">MySql <text:span text:style-name="T82">Database</text:span></text:p>
      <text:p text:style-name="P28">schema – labdata</text:p>
      <text:p text:style-name="P28">table – logs</text:p>
      <text:p text:style-name="P29"/>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P74">user</text:p>
            </table:table-cell>
            <table:table-cell table:style-name="Table1.A1" office:value-type="string">
              <text:p text:style-name="P74">logontime</text:p>
            </table:table-cell>
            <table:table-cell table:style-name="Table1.A1" office:value-type="string">
              <text:p text:style-name="P74">logofftime</text:p>
            </table:table-cell>
            <table:table-cell table:style-name="Table1.A1" office:value-type="string">
              <text:p text:style-name="P74">starttime</text:p>
            </table:table-cell>
            <table:table-cell table:style-name="Table1.A1" office:value-type="string">
              <text:p text:style-name="P74">shutdowntime</text:p>
            </table:table-cell>
          </table:table-row>
        </table:table-header-rows>
        <table:table-row>
          <table:table-cell table:style-name="Table1.A1" office:value-type="string">
            <text:p text:style-name="P70">Adam</text:p>
          </table:table-cell>
          <table:table-cell table:style-name="Table1.A1" office:value-type="string">
            <text:p text:style-name="P70">2015-05-29 21:07:42</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row>
        <table:table-row>
          <table:table-cell table:style-name="Table1.A1" office:value-type="string">
            <text:p text:style-name="P70">Adam</text:p>
          </table:table-cell>
          <table:table-cell table:style-name="Table1.A1" office:value-type="string">
            <text:p text:style-name="P69"/>
          </table:table-cell>
          <table:table-cell table:style-name="Table1.A1" office:value-type="string">
            <text:p text:style-name="P70">2015-05-29 21:07:42</text:p>
          </table:table-cell>
          <table:table-cell table:style-name="Table1.A1" office:value-type="string">
            <text:p text:style-name="P69"/>
          </table:table-cell>
          <table:table-cell table:style-name="Table1.A1" office:value-type="string">
            <text:p text:style-name="P69"/>
          </table:table-cell>
        </table:table-row>
        <table:table-row>
          <table:table-cell table:style-name="Table1.A1" office:value-type="string">
            <text:p text:style-name="P70">Adam</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70">2015-05-29 21:07:42</text:p>
          </table:table-cell>
          <table:table-cell table:style-name="Table1.A1" office:value-type="string">
            <text:p text:style-name="P69"/>
          </table:table-cell>
        </table:table-row>
        <table:table-row>
          <table:table-cell table:style-name="Table1.A1" office:value-type="string">
            <text:p text:style-name="P70">Adam</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70">2015-05-29 21:07:43</text:p>
          </table:table-cell>
        </table:table-row>
        <table:table-row>
          <table:table-cell table:style-name="Table1.A1" office:value-type="string">
            <text:p text:style-name="P70">Adam</text:p>
          </table:table-cell>
          <table:table-cell table:style-name="Table1.A1" office:value-type="string">
            <text:p text:style-name="P70">2015-05-29 21:07:45</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row>
        <table:table-row>
          <table:table-cell table:style-name="Table1.A1" office:value-type="string">
            <text:p text:style-name="P70">Adam</text:p>
          </table:table-cell>
          <table:table-cell table:style-name="Table1.A1" office:value-type="string">
            <text:p text:style-name="P69"/>
          </table:table-cell>
          <table:table-cell table:style-name="Table1.A1" office:value-type="string">
            <text:p text:style-name="P70">2015-05-29 21:07:45</text:p>
          </table:table-cell>
          <table:table-cell table:style-name="Table1.A1" office:value-type="string">
            <text:p text:style-name="P69"/>
          </table:table-cell>
          <table:table-cell table:style-name="Table1.A1" office:value-type="string">
            <text:p text:style-name="P69"/>
          </table:table-cell>
        </table:table-row>
        <table:table-row>
          <table:table-cell table:style-name="Table1.A1" office:value-type="string">
            <text:p text:style-name="P70">Adam</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70">2015-05-29 21:07:45</text:p>
          </table:table-cell>
          <table:table-cell table:style-name="Table1.A1" office:value-type="string">
            <text:p text:style-name="P69"/>
          </table:table-cell>
        </table:table-row>
        <table:table-row>
          <table:table-cell table:style-name="Table1.A1" office:value-type="string">
            <text:p text:style-name="P70">Adam</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70">2015-05-29 21:07:45</text:p>
          </table:table-cell>
        </table:table-row>
        <table:table-row>
          <table:table-cell table:style-name="Table1.A1" office:value-type="string">
            <text:p text:style-name="P70">Adam</text:p>
          </table:table-cell>
          <table:table-cell table:style-name="Table1.A1" office:value-type="string">
            <text:p text:style-name="P70">2015-05-29 21:07:48</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row>
        <table:table-row>
          <table:table-cell table:style-name="Table1.A1" office:value-type="string">
            <text:p text:style-name="P70">Adam</text:p>
          </table:table-cell>
          <table:table-cell table:style-name="Table1.A1" office:value-type="string">
            <text:p text:style-name="P69"/>
          </table:table-cell>
          <table:table-cell table:style-name="Table1.A1" office:value-type="string">
            <text:p text:style-name="P70">2015-05-29 21:07:48</text:p>
          </table:table-cell>
          <table:table-cell table:style-name="Table1.A1" office:value-type="string">
            <text:p text:style-name="P69"/>
          </table:table-cell>
          <table:table-cell table:style-name="Table1.A1" office:value-type="string">
            <text:p text:style-name="P69"/>
          </table:table-cell>
        </table:table-row>
        <table:table-row>
          <table:table-cell table:style-name="Table1.A1" office:value-type="string">
            <text:p text:style-name="P70">Adam</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70">2015-05-29 21:07:48</text:p>
          </table:table-cell>
          <table:table-cell table:style-name="Table1.A1" office:value-type="string">
            <text:p text:style-name="P69"/>
          </table:table-cell>
        </table:table-row>
        <table:table-row>
          <table:table-cell table:style-name="Table1.A1" office:value-type="string">
            <text:p text:style-name="P70">Adam</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70">2015-05-29 21:07:48</text:p>
          </table:table-cell>
        </table:table-row>
        <table:table-row>
          <table:table-cell table:style-name="Table1.A1" office:value-type="string">
            <text:p text:style-name="P70">Adam</text:p>
          </table:table-cell>
          <table:table-cell table:style-name="Table1.A1" office:value-type="string">
            <text:p text:style-name="P70">2015-05-31 21:27:35</text:p>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71"/>
          </table:table-cell>
        </table:table-row>
        <table:table-row>
          <table:table-cell table:style-name="Table1.A1" office:value-type="string">
            <text:p text:style-name="P72">Adam</text:p>
          </table:table-cell>
          <table:table-cell table:style-name="Table1.A1" office:value-type="string">
            <text:p text:style-name="P70">2015-05-31 2<text:span text:style-name="T85">2</text:span>:27:<text:span text:style-name="T85">33</text:span></text:p>
          </table:table-cell>
          <table:table-cell table:style-name="Table1.A1" office:value-type="string">
            <text:p text:style-name="P71"/>
          </table:table-cell>
          <table:table-cell table:style-name="Table1.A1" office:value-type="string">
            <text:p text:style-name="P69"/>
          </table:table-cell>
          <table:table-cell table:style-name="Table1.E15" office:value-type="string">
            <text:p text:style-name="P69"/>
          </table:table-cell>
        </table:table-row>
      </table:table>
      <text:p text:style-name="P29"><text:soft-page-break/></text:p>
      <text:p text:style-name="P19"/>
      <text:p text:style-name="P19">Columns</text:p>
      <text:p text:style-name="P28">idlogs <text:tab/><text:tab/>INT(11)</text:p>
      <text:p text:style-name="P28">user <text:tab/><text:tab/>VARCHAR(45)</text:p>
      <text:p text:style-name="P28">c<text:span text:style-name="T85">o</text:span>mputer <text:tab/><text:span text:style-name="T83">VARCHAT(45)</text:span></text:p>
      <text:p text:style-name="P28">logontime <text:s/><text:tab/>DATETIME</text:p>
      <text:p text:style-name="P28">logofftime <text:s/><text:tab/>DATETIME</text:p>
      <text:p text:style-name="P28">starttime <text:s/><text:tab/>DATETIME</text:p>
      <text:p text:style-name="P28">shutdowntime<text:tab/>DATETIME</text:p>
      <text:p text:style-name="P28">date <text:s/><text:tab/><text:tab/>DATETIME</text:p>
      <text:p text:style-name="P27"/>
      <text:p text:style-name="P20">HTML Display</text:p>
      <text:p text:style-name="P30">The C# export script will append <text:span text:style-name="T85">html</text:span> syntax and the lab log data to a saved .<text:span text:style-name="T85">html</text:span> link. This can be viewed and searched for dates and times of usage <text:span text:style-name="T84">in the lab</text:span>.</text:p>
      <text:p text:style-name="P26"/>
      <table:table table:name="Table2" table:style-name="Table2">
        <table:table-column table:style-name="Table2.A"/>
        <table:table-column table:style-name="Table2.B"/>
        <table:table-column table:style-name="Table2.C" table:number-columns-repeated="2"/>
        <table:table-column table:style-name="Table2.E"/>
        <table:table-header-rows>
          <table:table-row>
            <table:table-cell table:style-name="Table2.A1" office:value-type="string">
              <text:p text:style-name="P73">USER</text:p>
            </table:table-cell>
            <table:table-cell table:style-name="Table2.A1" office:value-type="string">
              <text:p text:style-name="P73">LOGON</text:p>
            </table:table-cell>
            <table:table-cell table:style-name="Table2.A1" office:value-type="string">
              <text:p text:style-name="P73">LOGOFF</text:p>
            </table:table-cell>
            <table:table-cell table:style-name="Table2.A1" office:value-type="string">
              <text:p text:style-name="P73">START</text:p>
            </table:table-cell>
            <table:table-cell table:style-name="Table2.A1" office:value-type="string">
              <text:p text:style-name="P73">SHUTDOWN</text:p>
            </table:table-cell>
          </table:table-row>
        </table:table-header-rows>
        <table:table-row>
          <table:table-cell table:style-name="Table2.A1" office:value-type="string">
            <text:p text:style-name="P70">Adam</text:p>
          </table:table-cell>
          <table:table-cell table:style-name="Table2.A1" office:value-type="string">
            <text:p text:style-name="P70">2015-05-29 21:07:42</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69"/>
          </table:table-cell>
        </table:table-row>
        <table:table-row>
          <table:table-cell table:style-name="Table2.A1" office:value-type="string">
            <text:p text:style-name="P70">Adam</text:p>
          </table:table-cell>
          <table:table-cell table:style-name="Table2.A1" office:value-type="string">
            <text:p text:style-name="P69"/>
          </table:table-cell>
          <table:table-cell table:style-name="Table2.A1" office:value-type="string">
            <text:p text:style-name="P70">2015-05-29 21:07:42</text:p>
          </table:table-cell>
          <table:table-cell table:style-name="Table2.A1" office:value-type="string">
            <text:p text:style-name="P69"/>
          </table:table-cell>
          <table:table-cell table:style-name="Table2.A1" office:value-type="string">
            <text:p text:style-name="P69"/>
          </table:table-cell>
        </table:table-row>
        <table:table-row>
          <table:table-cell table:style-name="Table2.A1" office:value-type="string">
            <text:p text:style-name="P70">Adam</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70">2015-05-29 21:07:42</text:p>
          </table:table-cell>
          <table:table-cell table:style-name="Table2.A1" office:value-type="string">
            <text:p text:style-name="P69"/>
          </table:table-cell>
        </table:table-row>
        <table:table-row>
          <table:table-cell table:style-name="Table2.A1" office:value-type="string">
            <text:p text:style-name="P70">Adam</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70">2015-05-29 21:07:43</text:p>
          </table:table-cell>
        </table:table-row>
        <table:table-row>
          <table:table-cell table:style-name="Table2.A1" office:value-type="string">
            <text:p text:style-name="P70">Adam</text:p>
          </table:table-cell>
          <table:table-cell table:style-name="Table2.A1" office:value-type="string">
            <text:p text:style-name="P70">2015-05-29 21:07:45</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69"/>
          </table:table-cell>
        </table:table-row>
        <table:table-row>
          <table:table-cell table:style-name="Table2.A1" office:value-type="string">
            <text:p text:style-name="P70">Adam</text:p>
          </table:table-cell>
          <table:table-cell table:style-name="Table2.A1" office:value-type="string">
            <text:p text:style-name="P69"/>
          </table:table-cell>
          <table:table-cell table:style-name="Table2.A1" office:value-type="string">
            <text:p text:style-name="P70">2015-05-29 21:07:45</text:p>
          </table:table-cell>
          <table:table-cell table:style-name="Table2.A1" office:value-type="string">
            <text:p text:style-name="P69"/>
          </table:table-cell>
          <table:table-cell table:style-name="Table2.A1" office:value-type="string">
            <text:p text:style-name="P69"/>
          </table:table-cell>
        </table:table-row>
        <table:table-row>
          <table:table-cell table:style-name="Table2.A1" office:value-type="string">
            <text:p text:style-name="P70">Adam</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70">2015-05-29 21:07:45</text:p>
          </table:table-cell>
          <table:table-cell table:style-name="Table2.A1" office:value-type="string">
            <text:p text:style-name="P69"/>
          </table:table-cell>
        </table:table-row>
        <table:table-row>
          <table:table-cell table:style-name="Table2.A1" office:value-type="string">
            <text:p text:style-name="P70">Adam</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70">2015-05-29 21:07:45</text:p>
          </table:table-cell>
        </table:table-row>
        <table:table-row>
          <table:table-cell table:style-name="Table2.A1" office:value-type="string">
            <text:p text:style-name="P70">Adam</text:p>
          </table:table-cell>
          <table:table-cell table:style-name="Table2.A1" office:value-type="string">
            <text:p text:style-name="P70">2015-05-29 21:07:48</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69"/>
          </table:table-cell>
        </table:table-row>
        <table:table-row>
          <table:table-cell table:style-name="Table2.A1" office:value-type="string">
            <text:p text:style-name="P70">Adam</text:p>
          </table:table-cell>
          <table:table-cell table:style-name="Table2.A1" office:value-type="string">
            <text:p text:style-name="P69"/>
          </table:table-cell>
          <table:table-cell table:style-name="Table2.A1" office:value-type="string">
            <text:p text:style-name="P70">2015-05-29 21:07:48</text:p>
          </table:table-cell>
          <table:table-cell table:style-name="Table2.A1" office:value-type="string">
            <text:p text:style-name="P69"/>
          </table:table-cell>
          <table:table-cell table:style-name="Table2.A1" office:value-type="string">
            <text:p text:style-name="P69"/>
          </table:table-cell>
        </table:table-row>
        <table:table-row>
          <table:table-cell table:style-name="Table2.A1" office:value-type="string">
            <text:p text:style-name="P70">Adam</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70">2015-05-29 21:07:48</text:p>
          </table:table-cell>
          <table:table-cell table:style-name="Table2.A1" office:value-type="string">
            <text:p text:style-name="P69"/>
          </table:table-cell>
        </table:table-row>
        <table:table-row>
          <table:table-cell table:style-name="Table2.A1" office:value-type="string">
            <text:p text:style-name="P70">Adam</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70">2015-05-29 21:07:48</text:p>
          </table:table-cell>
        </table:table-row>
        <table:table-row>
          <table:table-cell table:style-name="Table2.A1" office:value-type="string">
            <text:p text:style-name="P70">Adam</text:p>
          </table:table-cell>
          <table:table-cell table:style-name="Table2.A1" office:value-type="string">
            <text:p text:style-name="P70">2015-05-31 21:27:35</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71"/>
          </table:table-cell>
        </table:table-row>
        <table:table-row>
          <table:table-cell table:style-name="Table2.A1" office:value-type="string">
            <text:p text:style-name="P72">Adam</text:p>
          </table:table-cell>
          <table:table-cell table:style-name="Table2.A1" office:value-type="string">
            <text:p text:style-name="P70">2015-05-31 2<text:span text:style-name="T85">2</text:span>:27:<text:span text:style-name="T85">33</text:span></text:p>
          </table:table-cell>
          <table:table-cell table:style-name="Table2.A1" office:value-type="string">
            <text:p text:style-name="P71"/>
          </table:table-cell>
          <table:table-cell table:style-name="Table2.A1" office:value-type="string">
            <text:p text:style-name="P69"/>
          </table:table-cell>
          <table:table-cell table:style-name="Table2.E15" office:value-type="string">
            <text:p text:style-name="P69"/>
          </table: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imes New Roman" svg:font-family="'Times New Roman'"/>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class="text"/>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11:33:35.289000000</meta:creation-date>
    <dc:date>2015-06-04T17:55:04.403000000</dc:date>
    <meta:editing-duration>P1DT2H13S</meta:editing-duration>
    <meta:editing-cycles>33</meta:editing-cycles>
    <meta:generator>LibreOffice/4.3.7.2$Windows_x86 LibreOffice_project/8a35821d8636a03b8bf4e15b48f59794652c68ba</meta:generator>
    <meta:document-statistic meta:table-count="2" meta:image-count="0" meta:object-count="0" meta:page-count="8" meta:paragraph-count="170" meta:word-count="1111" meta:character-count="6532" meta:non-whitespace-character-count="5590"/>
  </office:meta>
</office:document-meta>
</file>